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svg:font-family="Albany"/>
    <style:font-face style:name="Arial" svg:font-family="Arial"/>
    <style:font-face style:name="OpenSymbol" svg:font-family="OpenSymbol"/>
    <style:font-face style:name="Times New Roman" svg:font-family="'Times New Roman'"/>
    <style:font-face style:name="Verdana" svg:font-family="Verdana"/>
    <style:font-face style:name="times new roman" svg:font-family="'times new roman'"/>
    <style:font-face style:name="Bitstream Vera Sans" svg:font-family="'Bitstream Vera Sans'" style:font-family-generic="system" style:font-pitch="variable"/>
  </office:font-face-decls>
  <office:automatic-styles>
    <style:style style:name="P1" style:family="paragraph" style:parent-style-name="Text_20_body" style:list-style-name="">
      <style:text-properties style:text-line-through-style="none" style:font-name="times new roman" fo:font-size="12pt" fo:language="de" fo:country="DE" style:text-underline-style="none"/>
    </style:style>
    <style:style style:name="P2" style:family="paragraph" style:parent-style-name="Text_20_body">
      <style:text-properties style:text-line-through-style="none" style:font-name="Times New Roman" fo:font-size="12pt" fo:language="de" fo:country="DE" style:text-underline-style="none"/>
    </style:style>
    <style:style style:name="P3" style:family="paragraph" style:parent-style-name="Text_20_body">
      <style:text-properties style:text-line-through-style="none" style:font-name="Times New Roman" fo:font-size="12pt" fo:language="de" fo:country="DE" style:text-underline-style="none"/>
    </style:style>
    <style:style style:name="P4" style:family="paragraph" style:parent-style-name="Text_20_body">
      <style:text-properties style:text-line-through-style="none" style:font-name="Times New Roman" fo:font-size="12pt" fo:language="de" fo:country="DE" style:text-underline-style="none" fo:font-weight="bold"/>
    </style:style>
    <style:style style:name="P5" style:family="paragraph" style:parent-style-name="Text_20_body">
      <style:text-properties style:text-line-through-style="none" fo:language="de" fo:country="DE" style:text-underline-style="none"/>
    </style:style>
    <style:style style:name="P6" style:family="paragraph" style:parent-style-name="Heading_20_2">
      <style:text-properties style:text-line-through-style="none" style:text-underline-style="none"/>
    </style:style>
    <style:style style:name="P7" style:family="paragraph" style:parent-style-name="Text_20_body" style:list-style-name="">
      <style:text-properties style:text-line-through-style="none" style:font-name="times new roman" fo:font-size="12pt" fo:language="de" fo:country="DE" style:text-underline-style="none"/>
    </style:style>
    <style:style style:name="P8" style:family="paragraph" style:parent-style-name="Text_20_body">
      <style:text-properties style:text-line-through-style="none" style:font-name="times new roman" fo:font-size="12pt" fo:language="de" fo:country="DE" style:text-underline-style="none"/>
    </style:style>
    <style:style style:name="P9" style:family="paragraph" style:parent-style-name="Text_20_body">
      <style:text-properties style:text-line-through-style="none" style:font-name="Times New Roman" fo:font-size="12pt" fo:language="de" fo:country="DE" style:text-underline-style="none"/>
    </style:style>
    <style:style style:name="P10" style:family="paragraph" style:parent-style-name="Text_20_body">
      <style:paragraph-properties fo:margin-left="0cm" fo:margin-right="0cm" fo:text-indent="0cm" style:auto-text-indent="false"/>
      <style:text-properties style:text-line-through-style="none" style:font-name="times new roman" fo:font-size="12pt" fo:language="de" fo:country="DE" style:text-underline-style="none"/>
    </style:style>
    <style:style style:name="P11" style:family="paragraph" style:parent-style-name="Heading_20_1">
      <style:paragraph-properties fo:text-align="center" style:justify-single-word="false"/>
      <style:text-properties fo:color="#ff0000" style:text-line-through-style="none" fo:language="de" fo:country="DE" style:text-underline-style="none"/>
    </style:style>
    <style:style style:name="P12" style:family="paragraph" style:parent-style-name="Heading_20_2">
      <style:text-properties style:text-line-through-style="none" style:font-name="Arial" fo:language="de" fo:country="DE" style:text-underline-style="none"/>
    </style:style>
    <style:style style:name="P13" style:family="paragraph" style:parent-style-name="Heading_20_2">
      <style:text-properties style:text-line-through-style="none" fo:language="de" fo:country="DE" style:text-underline-style="none"/>
    </style:style>
    <style:style style:name="T1" style:family="text">
      <style:text-properties officeooo:rsid="0015da92"/>
    </style:style>
  </office:automatic-styles>
  <office:body>
    <office:text text:use-soft-page-breaks="true">
      <text:tracked-changes>
        <text:changed-region text:id="ct178539632">
          <text:format-change>
            <office:change-info>
              <dc:creator>Tamino Dauth</dc:creator>
              <dc:date>2010-08-19T14:38:00</dc:date>
            </office:change-info>
          </text:format-change>
        </text:changed-region>
        <text:changed-region text:id="ct178645704">
          <text:format-change>
            <office:change-info>
              <dc:creator>Tamino Dauth</dc:creator>
              <dc:date>2010-11-26T20:18:00</dc:date>
            </office:change-info>
          </text:format-change>
        </text:changed-region>
        <text:changed-region text:id="ct178648184">
          <text:format-change>
            <office:change-info>
              <dc:creator>Tamino Dauth</dc:creator>
              <dc:date>2010-08-19T14:38:00</dc:date>
            </office:change-info>
          </text:format-change>
        </text:changed-region>
        <text:changed-region text:id="ct178646824">
          <text:deletion>
            <office:change-info>
              <dc:creator>Tamino Dauth</dc:creator>
              <dc:date>2010-11-02T14:08:00</dc:date>
            </office:change-info>
            <text:h text:style-name="P1" text:outline-level="1">"</text:h>
          </text:deletion>
        </text:changed-region>
        <text:changed-region text:id="ct178649456">
          <text:insertion>
            <office:change-info>
              <dc:creator>Tamino Dauth</dc:creator>
              <dc:date>2010-11-02T14:08:00</dc:date>
            </office:change-info>
          </text:insertion>
        </text:changed-region>
        <text:changed-region text:id="ct178649552">
          <text:deletion>
            <office:change-info>
              <dc:creator>Tamino Dauth</dc:creator>
              <dc:date>2010-11-02T14:43:00</dc:date>
            </office:change-info>
            <text:h text:style-name="P1" text:outline-level="1">Music/</text:h>
          </text:deletion>
        </text:changed-region>
        <text:changed-region text:id="ct169007064">
          <text:format-change>
            <office:change-info>
              <dc:creator>Tamino Dauth</dc:creator>
              <dc:date>2010-08-19T14:38:00</dc:date>
            </office:change-info>
          </text:format-change>
        </text:changed-region>
        <text:changed-region text:id="ct178079928">
          <text:deletion>
            <office:change-info>
              <dc:creator>Tamino Dauth</dc:creator>
              <dc:date>2010-11-02T14:08:00</dc:date>
            </office:change-info>
            <text:h text:style-name="P1" text:outline-level="1">"</text:h>
          </text:deletion>
        </text:changed-region>
        <text:changed-region text:id="ct178389832">
          <text:insertion>
            <office:change-info>
              <dc:creator>Tamino Dauth</dc:creator>
              <dc:date>2010-11-02T14:08:00</dc:date>
            </office:change-info>
          </text:insertion>
        </text:changed-region>
        <text:changed-region text:id="ct178646672">
          <text:format-change>
            <office:change-info>
              <dc:creator>Tamino Dauth</dc:creator>
              <dc:date>2010-08-19T14:38:00</dc:date>
            </office:change-info>
          </text:format-change>
        </text:changed-region>
        <text:changed-region text:id="ct178649936">
          <text:insertion>
            <office:change-info>
              <dc:creator>Tamino Dauth</dc:creator>
              <dc:date>2010-11-02T14:45:00</dc:date>
            </office:change-info>
          </text:insertion>
        </text:changed-region>
        <text:changed-region text:id="ct178390032">
          <text:insertion>
            <office:change-info>
              <dc:creator>Tamino Dauth</dc:creator>
              <dc:date>2010-11-02T14:46:00</dc:date>
            </office:change-info>
          </text:insertion>
        </text:changed-region>
        <text:changed-region text:id="ct178650064">
          <text:insertion>
            <office:change-info>
              <dc:creator>Tamino Dauth</dc:creator>
              <dc:date>2010-11-02T14:09:00</dc:date>
            </office:change-info>
          </text:insertion>
        </text:changed-region>
        <text:changed-region text:id="ct178655720">
          <text:format-change>
            <office:change-info>
              <dc:creator>Tamino Dauth</dc:creator>
              <dc:date>2010-08-19T14:38:00</dc:date>
            </office:change-info>
          </text:format-change>
        </text:changed-region>
        <text:changed-region text:id="ct178653992">
          <text:deletion>
            <office:change-info>
              <dc:creator>Tamino Dauth</dc:creator>
              <dc:date>2010-11-02T14:45:00</dc:date>
            </office:change-info>
            <text:p text:style-name="P2"/>
            <text:p text:style-name="P2">(- Bewegen Sie die Ansicht hin und her, indem Sie die obere oder untere Pfeiltaste drücken.<text:bookmark text:name="u7yj01111111111111111"/>)</text:p>
          </text:deletion>
        </text:changed-region>
        <text:changed-region text:id="ct178081512">
          <text:insertion>
            <office:change-info>
              <dc:creator>Tamino Dauth</dc:creator>
              <dc:date>2010-11-02T14:43:00</dc:date>
            </office:change-info>
          </text:insertion>
        </text:changed-region>
        <text:changed-region text:id="ct178655816">
          <text:format-change>
            <office:change-info>
              <dc:creator>Tamino Dauth</dc:creator>
              <dc:date>2010-08-19T14:38:00</dc:date>
            </office:change-info>
          </text:format-change>
        </text:changed-region>
        <text:changed-region text:id="ct178651192">
          <text:insertion>
            <office:change-info>
              <dc:creator>Tamino Dauth</dc:creator>
              <dc:date>2010-11-02T14:09:00</dc:date>
            </office:change-info>
          </text:insertion>
        </text:changed-region>
        <text:changed-region text:id="ct178651288">
          <text:format-change>
            <office:change-info>
              <dc:creator>Tamino Dauth</dc:creator>
              <dc:date>2010-08-19T14:38:00</dc:date>
            </office:change-info>
          </text:format-change>
        </text:changed-region>
        <text:changed-region text:id="ct178657264">
          <text:deletion>
            <office:change-info>
              <dc:creator>Tamino Dauth</dc:creator>
              <dc:date>2010-11-02T14:44:00</dc:date>
            </office:change-info>
            <text:p text:style-name="P2">Wechseln Sie die dargestellte Klasse, indem Sie die rechte oder linke Pfeiltaste drücken</text:p>
          </text:deletion>
        </text:changed-region>
        <text:changed-region text:id="ct178052224">
          <text:insertion>
            <office:change-info>
              <dc:creator>Tamino Dauth</dc:creator>
              <dc:date>2010-11-02T14:44:00</dc:date>
            </office:change-info>
          </text:insertion>
        </text:changed-region>
        <text:changed-region text:id="ct178052456">
          <text:format-change>
            <office:change-info>
              <dc:creator>Tamino Dauth</dc:creator>
              <dc:date>2010-08-19T14:38:00</dc:date>
            </office:change-info>
          </text:format-change>
        </text:changed-region>
        <text:changed-region text:id="ct178657360">
          <text:insertion>
            <office:change-info>
              <dc:creator>Tamino Dauth</dc:creator>
              <dc:date>2010-11-02T14:09:00</dc:date>
            </office:change-info>
          </text:insertion>
        </text:changed-region>
        <text:changed-region text:id="ct178053720">
          <text:format-change>
            <office:change-info>
              <dc:creator>Tamino Dauth</dc:creator>
              <dc:date>2010-08-19T14:38:00</dc:date>
            </office:change-info>
          </text:format-change>
        </text:changed-region>
        <text:changed-region text:id="ct178657456">
          <text:insertion>
            <office:change-info>
              <dc:creator>Tamino Dauth</dc:creator>
              <dc:date>2010-11-02T14:09:00</dc:date>
            </office:change-info>
          </text:insertion>
        </text:changed-region>
        <text:changed-region text:id="ct178054912">
          <text:format-change>
            <office:change-info>
              <dc:creator>Tamino Dauth</dc:creator>
              <dc:date>2010-08-19T14:38:00</dc:date>
            </office:change-info>
          </text:format-change>
        </text:changed-region>
        <text:changed-region text:id="ct178657784">
          <text:deletion>
            <office:change-info>
              <dc:creator>Tamino Dauth</dc:creator>
              <dc:date>2010-11-02T14:44:00</dc:date>
            </office:change-info>
            <text:p text:style-name="P2">Wählen Sie die dargestellte Klasse aus, indem Sie die Escape-Taste drücken.</text:p>
          </text:deletion>
        </text:changed-region>
        <text:changed-region text:id="ct178055064">
          <text:insertion>
            <office:change-info>
              <dc:creator>Tamino Dauth</dc:creator>
              <dc:date>2010-11-02T14:44:00</dc:date>
            </office:change-info>
          </text:insertion>
        </text:changed-region>
        <text:changed-region text:id="ct178080424">
          <text:insertion>
            <office:change-info>
              <dc:creator>Tamino Dauth</dc:creator>
              <dc:date>2010-11-02T14:09:00</dc:date>
            </office:change-info>
          </text:insertion>
        </text:changed-region>
        <text:changed-region text:id="ct178658320">
          <text:format-change>
            <office:change-info>
              <dc:creator>Tamino Dauth</dc:creator>
              <dc:date>2010-08-19T14:38:00</dc:date>
            </office:change-info>
          </text:format-change>
        </text:changed-region>
        <text:changed-region text:id="ct178659256">
          <text:insertion>
            <office:change-info>
              <dc:creator>Tamino Dauth</dc:creator>
              <dc:date>2010-11-02T14:10:00</dc:date>
            </office:change-info>
          </text:insertion>
        </text:changed-region>
        <text:changed-region text:id="ct178659352">
          <text:format-change>
            <office:change-info>
              <dc:creator>Tamino Dauth</dc:creator>
              <dc:date>2010-08-19T14:38:00</dc:date>
            </office:change-info>
          </text:format-change>
        </text:changed-region>
        <text:changed-region text:id="ct178658560">
          <text:deletion>
            <office:change-info>
              <dc:creator>Tamino Dauth</dc:creator>
              <dc:date>2010-11-02T14:10:00</dc:date>
            </office:change-info>
            <text:p text:style-name="P2">m</text:p>
          </text:deletion>
        </text:changed-region>
        <text:changed-region text:id="ct178658656">
          <text:insertion>
            <office:change-info>
              <dc:creator>Tamino Dauth</dc:creator>
              <dc:date>2010-11-02T14:10:00</dc:date>
            </office:change-info>
          </text:insertion>
        </text:changed-region>
        <text:changed-region text:id="ct178055392">
          <text:format-change>
            <office:change-info>
              <dc:creator>Tamino Dauth</dc:creator>
              <dc:date>2010-08-19T14:38:00</dc:date>
            </office:change-info>
          </text:format-change>
        </text:changed-region>
        <text:changed-region text:id="ct178055952">
          <text:insertion>
            <office:change-info>
              <dc:creator>Tamino Dauth</dc:creator>
              <dc:date>2010-11-02T14:10:00</dc:date>
            </office:change-info>
          </text:insertion>
        </text:changed-region>
        <text:changed-region text:id="ct178055592">
          <text:format-change>
            <office:change-info>
              <dc:creator>Tamino Dauth</dc:creator>
              <dc:date>2010-08-19T14:38:00</dc:date>
            </office:change-info>
          </text:format-change>
        </text:changed-region>
        <text:changed-region text:id="ct178656784">
          <text:deletion>
            <office:change-info>
              <dc:creator>Tamino Dauth</dc:creator>
              <dc:date>2010-11-02T14:50:00</dc:date>
            </office:change-info>
            <text:p text:style-name="P2">vermeindlichen</text:p>
          </text:deletion>
        </text:changed-region>
        <text:changed-region text:id="ct178658752">
          <text:insertion>
            <office:change-info>
              <dc:creator>Tamino Dauth</dc:creator>
              <dc:date>2010-11-02T14:50:00</dc:date>
            </office:change-info>
          </text:insertion>
        </text:changed-region>
        <text:changed-region text:id="ct178658848">
          <text:format-change>
            <office:change-info>
              <dc:creator>Tamino Dauth</dc:creator>
              <dc:date>2010-08-19T14:38:00</dc:date>
            </office:change-info>
          </text:format-change>
        </text:changed-region>
        <text:changed-region text:id="ct178056568">
          <text:deletion>
            <office:change-info>
              <dc:creator>Tamino Dauth</dc:creator>
              <dc:date>2010-11-02T14:10:00</dc:date>
            </office:change-info>
            <text:p text:style-name="P2">n sollten</text:p>
          </text:deletion>
        </text:changed-region>
        <text:changed-region text:id="ct178058416">
          <text:insertion>
            <office:change-info>
              <dc:creator>Tamino Dauth</dc:creator>
              <dc:date>2010-11-02T14:10:00</dc:date>
            </office:change-info>
          </text:insertion>
        </text:changed-region>
        <text:changed-region text:id="ct178056664">
          <text:format-change>
            <office:change-info>
              <dc:creator>Tamino Dauth</dc:creator>
              <dc:date>2010-08-19T14:38:00</dc:date>
            </office:change-info>
          </text:format-change>
        </text:changed-region>
        <text:changed-region text:id="ct178057800">
          <text:deletion>
            <office:change-info>
              <dc:creator>Tamino Dauth</dc:creator>
              <dc:date>2010-11-02T14:11:00</dc:date>
            </office:change-info>
            <text:p text:style-name="P2"><text:s/></text:p>
          </text:deletion>
        </text:changed-region>
        <text:changed-region text:id="ct178639208">
          <text:format-change>
            <office:change-info>
              <dc:creator>Tamino Dauth</dc:creator>
              <dc:date>2010-08-19T14:38:00</dc:date>
            </office:change-info>
          </text:format-change>
        </text:changed-region>
        <text:changed-region text:id="ct178057456">
          <text:insertion>
            <office:change-info>
              <dc:creator>Tamino Dauth</dc:creator>
              <dc:date>2010-11-02T14:11:00</dc:date>
            </office:change-info>
          </text:insertion>
        </text:changed-region>
        <text:changed-region text:id="ct178058728">
          <text:format-change>
            <office:change-info>
              <dc:creator>Tamino Dauth</dc:creator>
              <dc:date>2010-08-19T14:38:00</dc:date>
            </office:change-info>
          </text:format-change>
        </text:changed-region>
        <text:changed-region text:id="ct178476688">
          <text:insertion>
            <office:change-info>
              <dc:creator>Tamino Dauth</dc:creator>
              <dc:date>2010-11-02T14:11:00</dc:date>
            </office:change-info>
          </text:insertion>
        </text:changed-region>
        <text:changed-region text:id="ct178477488">
          <text:format-change>
            <office:change-info>
              <dc:creator>Tamino Dauth</dc:creator>
              <dc:date>2010-08-19T14:38:00</dc:date>
            </office:change-info>
          </text:format-change>
        </text:changed-region>
        <text:changed-region text:id="ct178059160">
          <text:deletion>
            <office:change-info>
              <dc:creator>Tamino Dauth</dc:creator>
              <dc:date>2010-11-02T14:11:00</dc:date>
            </office:change-info>
            <text:p text:style-name="P2">en konnten</text:p>
          </text:deletion>
        </text:changed-region>
        <text:changed-region text:id="ct178476992">
          <text:insertion>
            <office:change-info>
              <dc:creator>Tamino Dauth</dc:creator>
              <dc:date>2010-11-02T14:11:00</dc:date>
            </office:change-info>
          </text:insertion>
        </text:changed-region>
        <text:changed-region text:id="ct178057296">
          <text:format-change>
            <office:change-info>
              <dc:creator>Tamino Dauth</dc:creator>
              <dc:date>2010-08-19T14:38:00</dc:date>
            </office:change-info>
          </text:format-change>
        </text:changed-region>
        <text:changed-region text:id="ct178057552">
          <text:deletion>
            <office:change-info>
              <dc:creator>Tamino Dauth</dc:creator>
              <dc:date>2010-11-02T14:12:00</dc:date>
            </office:change-info>
            <text:p text:style-name="P2">geworden wäre</text:p>
          </text:deletion>
        </text:changed-region>
        <text:changed-region text:id="ct178057896">
          <text:insertion>
            <office:change-info>
              <dc:creator>Tamino Dauth</dc:creator>
              <dc:date>2010-11-02T14:12:00</dc:date>
            </office:change-info>
          </text:insertion>
        </text:changed-region>
        <text:changed-region text:id="ct178057992">
          <text:format-change>
            <office:change-info>
              <dc:creator>Tamino Dauth</dc:creator>
              <dc:date>2010-08-19T14:38:00</dc:date>
            </office:change-info>
          </text:format-change>
        </text:changed-region>
        <text:changed-region text:id="ct178431616">
          <text:deletion>
            <office:change-info>
              <dc:creator>Tamino Dauth</dc:creator>
              <dc:date>2010-11-02T14:12:00</dc:date>
            </office:change-info>
            <text:p text:style-name="P2">e</text:p>
          </text:deletion>
        </text:changed-region>
        <text:changed-region text:id="ct178433432">
          <text:format-change>
            <office:change-info>
              <dc:creator>Tamino Dauth</dc:creator>
              <dc:date>2010-08-19T14:38:00</dc:date>
            </office:change-info>
          </text:format-change>
        </text:changed-region>
        <text:changed-region text:id="ct178433168">
          <text:deletion>
            <office:change-info>
              <dc:creator>Tamino Dauth</dc:creator>
              <dc:date>2010-11-02T14:13:00</dc:date>
            </office:change-info>
            <text:p text:style-name="P2"><text:s/>werden </text:p>
          </text:deletion>
        </text:changed-region>
        <text:changed-region text:id="ct178478136">
          <text:insertion>
            <office:change-info>
              <dc:creator>Tamino Dauth</dc:creator>
              <dc:date>2010-11-02T14:13:00</dc:date>
            </office:change-info>
          </text:insertion>
        </text:changed-region>
        <text:changed-region text:id="ct178433816">
          <text:format-change>
            <office:change-info>
              <dc:creator>Tamino Dauth</dc:creator>
              <dc:date>2010-08-19T14:38:00</dc:date>
            </office:change-info>
          </text:format-change>
        </text:changed-region>
        <text:changed-region text:id="ct178432120">
          <text:deletion>
            <office:change-info>
              <dc:creator>Tamino Dauth</dc:creator>
              <dc:date>2010-11-02T14:14:00</dc:date>
            </office:change-info>
            <text:p text:style-name="P2">Söldner</text:p>
          </text:deletion>
        </text:changed-region>
        <text:changed-region text:id="ct178433648">
          <text:insertion>
            <office:change-info>
              <dc:creator>Tamino Dauth</dc:creator>
              <dc:date>2010-11-02T14:14:00</dc:date>
            </office:change-info>
          </text:insertion>
        </text:changed-region>
        <text:changed-region text:id="ct178434976">
          <text:format-change>
            <office:change-info>
              <dc:creator>Tamino Dauth</dc:creator>
              <dc:date>2010-08-19T14:38:00</dc:date>
            </office:change-info>
          </text:format-change>
        </text:changed-region>
        <text:changed-region text:id="ct178435160">
          <text:deletion>
            <office:change-info>
              <dc:creator>Tamino Dauth</dc:creator>
              <dc:date>2010-11-02T14:18:00</dc:date>
            </office:change-info>
            <text:p text:style-name="P2"/>
            <text:p text:style-name="P2"/>
          </text:deletion>
        </text:changed-region>
        <text:changed-region text:id="ct178442680">
          <text:insertion>
            <office:change-info>
              <dc:creator>Tamino Dauth</dc:creator>
              <dc:date>2010-11-02T14:18:00</dc:date>
            </office:change-info>
          </text:insertion>
        </text:changed-region>
        <text:changed-region text:id="ct178434160">
          <text:format-change>
            <office:change-info>
              <dc:creator>Tamino Dauth</dc:creator>
              <dc:date>2010-08-19T14:38:00</dc:date>
            </office:change-info>
          </text:format-change>
        </text:changed-region>
        <text:changed-region text:id="ct178435368">
          <text:insertion>
            <office:change-info>
              <dc:creator>Tamino Dauth</dc:creator>
              <dc:date>2010-11-02T14:14:00</dc:date>
            </office:change-info>
          </text:insertion>
        </text:changed-region>
        <text:changed-region text:id="ct178646920">
          <text:format-change>
            <office:change-info>
              <dc:creator>Tamino Dauth</dc:creator>
              <dc:date>2010-08-19T14:38:00</dc:date>
            </office:change-info>
          </text:format-change>
        </text:changed-region>
        <text:changed-region text:id="ct178434776">
          <text:deletion>
            <office:change-info>
              <dc:creator>Tamino Dauth</dc:creator>
              <dc:date>2010-11-02T14:20:00</dc:date>
            </office:change-info>
            <text:p text:style-name="P2"><text:s/>auch</text:p>
          </text:deletion>
        </text:changed-region>
        <text:changed-region text:id="ct178432344">
          <text:format-change>
            <office:change-info>
              <dc:creator>Tamino Dauth</dc:creator>
              <dc:date>2010-08-19T14:38:00</dc:date>
            </office:change-info>
          </text:format-change>
        </text:changed-region>
        <text:changed-region text:id="ct178434488">
          <text:insertion>
            <office:change-info>
              <dc:creator>Tamino Dauth</dc:creator>
              <dc:date>2010-11-02T14:20:00</dc:date>
            </office:change-info>
          </text:insertion>
        </text:changed-region>
        <text:changed-region text:id="ct178436512">
          <text:format-change>
            <office:change-info>
              <dc:creator>Tamino Dauth</dc:creator>
              <dc:date>2010-08-19T14:38:00</dc:date>
            </office:change-info>
          </text:format-change>
        </text:changed-region>
        <text:changed-region text:id="ct178666240">
          <text:insertion>
            <office:change-info>
              <dc:creator>Tamino Dauth</dc:creator>
              <dc:date>2010-11-02T14:22:00</dc:date>
            </office:change-info>
          </text:insertion>
        </text:changed-region>
        <text:changed-region text:id="ct178660776">
          <text:insertion>
            <office:change-info>
              <dc:creator>Tamino Dauth</dc:creator>
              <dc:date>2010-11-02T14:33:00</dc:date>
            </office:change-info>
          </text:insertion>
        </text:changed-region>
        <text:changed-region text:id="ct178662584">
          <text:insertion>
            <office:change-info>
              <dc:creator>Tamino Dauth</dc:creator>
              <dc:date>2010-11-02T14:28:00</dc:date>
            </office:change-info>
          </text:insertion>
        </text:changed-region>
        <text:changed-region text:id="ct178435952">
          <text:insertion>
            <office:change-info>
              <dc:creator>Tamino Dauth</dc:creator>
              <dc:date>2010-11-02T14:23:00</dc:date>
            </office:change-info>
          </text:insertion>
        </text:changed-region>
        <text:changed-region text:id="ct178662680">
          <text:deletion>
            <office:change-info>
              <dc:creator>Tamino Dauth</dc:creator>
              <dc:date>2010-11-02T14:42:00</dc:date>
            </office:change-info>
            <text:p text:style-name="P2"/>
            <text:p text:style-name="P2">Alte Beispieltexte:</text:p>
            <text:p text:style-name="P2">“Dies ist Ihr Charakter.</text:p>
            <text:p text:style-name="P2"><text:bookmark text:name="dhfi131111111111111111111111111111111"/>Jeder Spieler steuert während des gesamten Spiels einen Charakter. Es geht in diesem Spiel darum, Ihren Charakter zu verbessern und den Spielverlauf durchzuspielen.</text:p>
            <text:p text:style-name="P2"><text:bookmark text:name="dhfi141111111111111111111111111111111"/>Um Letzteres zu erreichen müssen Sie die Primär-Aufträge absolvieren. Primär-Aufträge werden immer von allen Spielern gemeinsam erfüllt. Sekundär-Aufträge erfüllt jeder Spieler alleine.</text:p>
            <text:p text:style-name="P2"><text:bookmark text:name="dhfi151111111111111111111111111111111"/>Sie haben soeben den Primär-Aufträge „Talras“ erhalten. Drücken Sie F9, um Ihre aktiven, fehlgeschlagenen und erfolgreich abgeschlossenen Aufträge zu sehen.“</text:p>
            <text:p text:style-name="P2"><text:bookmark text:name="dhfi171111111111111111111111111111111"/></text:p>
            <text:p text:style-name="P2"><text:bookmark text:name="dhfi181111111111111111111111111111111"/>“Sie können sich mit computergesteuerten Charakteren unterhalten, wenn diese ein Ausrufezeichen über ihrem Kopf haben. Laufen Sie dazu möglichst nah zu dem Charakter hin und klicken Sie mit der rechten Maustaste auf ihn.</text:p>
            <text:p text:style-name="P2"><text:bookmark text:name="dhfi211111111111111111111111111111111"/>Am rechten oberen Bildschirmrand sehen Sie eine Liste aller Spielercharaktere und deren Klasse, Stufe, Lebens- und Manapunkte.</text:p>
            <text:p text:style-name="P2"><text:bookmark text:name="dhfi221111111111111111111111111111111"/>Es gibt Gegenstände, die Ihr Charakter einsammeln oder anlegen kann.</text:p>
            <text:p text:style-name="P2">.....</text:p>
          </text:deletion>
        </text:changed-region>
        <text:changed-region text:id="ct178432904">
          <text:format-change>
            <office:change-info>
              <dc:creator>Tamino Dauth</dc:creator>
              <dc:date>2010-08-19T14:38:00</dc:date>
            </office:change-info>
          </text:format-change>
        </text:changed-region>
        <text:changed-region text:id="ct178671448">
          <text:deletion>
            <office:change-info>
              <dc:creator>Tamino Dauth</dc:creator>
              <dc:date>2010-11-02T14:51:00</dc:date>
            </office:change-info>
            <text:p text:style-name="P2">detailiert.</text:p>
          </text:deletion>
        </text:changed-region>
        <text:changed-region text:id="ct178665536">
          <text:insertion>
            <office:change-info>
              <dc:creator>Tamino Dauth</dc:creator>
              <dc:date>2010-11-02T14:51:00</dc:date>
            </office:change-info>
          </text:insertion>
        </text:changed-region>
        <text:changed-region text:id="ct178671824">
          <text:format-change>
            <office:change-info>
              <dc:creator>Tamino Dauth</dc:creator>
              <dc:date>2010-08-19T14:38:00</dc:date>
            </office:change-info>
          </text:format-change>
        </text:changed-region>
        <text:changed-region text:id="ct178672336">
          <text:deletion>
            <office:change-info>
              <dc:creator>Tamino Dauth</dc:creator>
              <dc:date>2010-11-02T14:42:00</dc:date>
            </office:change-info>
            <text:p text:style-name="P2">"</text:p>
          </text:deletion>
        </text:changed-region>
        <text:changed-region text:id="ct178671608">
          <text:insertion>
            <office:change-info>
              <dc:creator>Tamino Dauth</dc:creator>
              <dc:date>2010-11-02T14:42:00</dc:date>
            </office:change-info>
          </text:insertion>
        </text:changed-region>
        <text:changed-region text:id="ct178658056">
          <text:format-change>
            <office:change-info>
              <dc:creator>Tamino Dauth</dc:creator>
              <dc:date>2010-08-19T14:38:00</dc:date>
            </office:change-info>
          </text:format-change>
        </text:changed-region>
        <text:changed-region text:id="ct178658152">
          <text:deletion>
            <office:change-info>
              <dc:creator>Tamino Dauth</dc:creator>
              <dc:date>2010-11-02T14:43:00</dc:date>
            </office:change-info>
            <text:p text:style-name="P2">"</text:p>
          </text:deletion>
        </text:changed-region>
        <text:changed-region text:id="ct178673208">
          <text:insertion>
            <office:change-info>
              <dc:creator>Tamino Dauth</dc:creator>
              <dc:date>2010-11-02T14:43:00</dc:date>
            </office:change-info>
          </text:insertion>
        </text:changed-region>
        <text:changed-region text:id="ct178673400">
          <text:format-change>
            <office:change-info>
              <dc:creator>Tamino Dauth</dc:creator>
              <dc:date>2010-08-19T14:38:00</dc:date>
            </office:change-info>
          </text:format-change>
        </text:changed-region>
        <text:changed-region text:id="ct178673496">
          <text:deletion>
            <office:change-info>
              <dc:creator>Tamino Dauth</dc:creator>
              <dc:date>2010-11-02T14:42:00</dc:date>
            </office:change-info>
            <text:p text:style-name="P2">"</text:p>
          </text:deletion>
        </text:changed-region>
        <text:changed-region text:id="ct178673856">
          <text:insertion>
            <office:change-info>
              <dc:creator>Tamino Dauth</dc:creator>
              <dc:date>2010-11-02T14:42:00</dc:date>
            </office:change-info>
          </text:insertion>
        </text:changed-region>
        <text:changed-region text:id="ct178673952">
          <text:format-change>
            <office:change-info>
              <dc:creator>Tamino Dauth</dc:creator>
              <dc:date>2010-08-19T14:38:00</dc:date>
            </office:change-info>
          </text:format-change>
        </text:changed-region>
        <text:changed-region text:id="ct178674048">
          <text:deletion>
            <office:change-info>
              <dc:creator>Tamino Dauth</dc:creator>
              <dc:date>2010-11-02T14:42:00</dc:date>
            </office:change-info>
            <text:p text:style-name="P2">"</text:p>
          </text:deletion>
        </text:changed-region>
        <text:changed-region text:id="ct178674144">
          <text:insertion>
            <office:change-info>
              <dc:creator>Tamino Dauth</dc:creator>
              <dc:date>2010-11-02T14:42:00</dc:date>
            </office:change-info>
          </text:insertion>
        </text:changed-region>
        <text:changed-region text:id="ct178447416">
          <text:format-change>
            <office:change-info>
              <dc:creator>Tamino Dauth</dc:creator>
              <dc:date>2010-08-19T14:38:00</dc:date>
            </office:change-info>
          </text:format-change>
        </text:changed-region>
        <text:changed-region text:id="ct178446584">
          <text:deletion>
            <office:change-info>
              <dc:creator>Tamino Dauth</dc:creator>
              <dc:date>2010-11-02T14:42:00</dc:date>
            </office:change-info>
            <text:p text:style-name="P2">"</text:p>
          </text:deletion>
        </text:changed-region>
        <text:changed-region text:id="ct178675160">
          <text:insertion>
            <office:change-info>
              <dc:creator>Tamino Dauth</dc:creator>
              <dc:date>2010-11-02T14:42:00</dc:date>
            </office:change-info>
          </text:insertion>
        </text:changed-region>
        <text:changed-region text:id="ct178445264">
          <text:format-change>
            <office:change-info>
              <dc:creator>Tamino Dauth</dc:creator>
              <dc:date>2010-08-19T14:38:00</dc:date>
            </office:change-info>
          </text:format-change>
        </text:changed-region>
        <text:changed-region text:id="ct178447264">
          <text:deletion>
            <office:change-info>
              <dc:creator>Tamino Dauth</dc:creator>
              <dc:date>2010-11-02T14:42:00</dc:date>
            </office:change-info>
            <text:p text:style-name="P2">"</text:p>
          </text:deletion>
        </text:changed-region>
        <text:changed-region text:id="ct178447512">
          <text:insertion>
            <office:change-info>
              <dc:creator>Tamino Dauth</dc:creator>
              <dc:date>2010-11-02T14:42:00</dc:date>
            </office:change-info>
          </text:insertion>
        </text:changed-region>
        <text:changed-region text:id="ct178446072">
          <text:format-change>
            <office:change-info>
              <dc:creator>Tamino Dauth</dc:creator>
              <dc:date>2010-08-19T14:38:00</dc:date>
            </office:change-info>
          </text:format-change>
        </text:changed-region>
        <text:changed-region text:id="ct178445488">
          <text:deletion>
            <office:change-info>
              <dc:creator>Tamino Dauth</dc:creator>
              <dc:date>2010-10-21T02:13:00</dc:date>
            </office:change-info>
            <text:p text:style-name="P2">"</text:p>
          </text:deletion>
        </text:changed-region>
        <text:changed-region text:id="ct178660064">
          <text:insertion>
            <office:change-info>
              <dc:creator>Tamino Dauth</dc:creator>
              <dc:date>2010-10-21T02:13:00</dc:date>
            </office:change-info>
          </text:insertion>
        </text:changed-region>
        <text:changed-region text:id="ct178447688">
          <text:format-change>
            <office:change-info>
              <dc:creator>Tamino Dauth</dc:creator>
              <dc:date>2010-08-19T14:38:00</dc:date>
            </office:change-info>
          </text:format-change>
        </text:changed-region>
        <text:changed-region text:id="ct178446848">
          <text:deletion>
            <office:change-info>
              <dc:creator>Tamino Dauth</dc:creator>
              <dc:date>2010-10-21T02:13:00</dc:date>
            </office:change-info>
            <text:p text:style-name="P2">"</text:p>
          </text:deletion>
        </text:changed-region>
        <text:changed-region text:id="ct178446944">
          <text:insertion>
            <office:change-info>
              <dc:creator>Tamino Dauth</dc:creator>
              <dc:date>2010-10-21T02:13:00</dc:date>
            </office:change-info>
          </text:insertion>
        </text:changed-region>
        <text:changed-region text:id="ct178511272">
          <text:format-change>
            <office:change-info>
              <dc:creator>Tamino Dauth</dc:creator>
              <dc:date>2010-08-19T14:38:00</dc:date>
            </office:change-info>
          </text:format-change>
        </text:changed-region>
        <text:changed-region text:id="ct178660160">
          <text:deletion>
            <office:change-info>
              <dc:creator>Tamino Dauth</dc:creator>
              <dc:date>2010-10-21T02:12:00</dc:date>
            </office:change-info>
            <text:p text:style-name="P2">"</text:p>
          </text:deletion>
        </text:changed-region>
        <text:changed-region text:id="ct178660256">
          <text:insertion>
            <office:change-info>
              <dc:creator>Tamino Dauth</dc:creator>
              <dc:date>2010-10-21T02:12:00</dc:date>
            </office:change-info>
          </text:insertion>
        </text:changed-region>
        <text:changed-region text:id="ct178513128">
          <text:format-change>
            <office:change-info>
              <dc:creator>Tamino Dauth</dc:creator>
              <dc:date>2010-08-19T14:38:00</dc:date>
            </office:change-info>
          </text:format-change>
        </text:changed-region>
        <text:changed-region text:id="ct178511368">
          <text:deletion>
            <office:change-info>
              <dc:creator>Tamino Dauth</dc:creator>
              <dc:date>2010-10-21T02:13:00</dc:date>
            </office:change-info>
            <text:p text:style-name="P2">"</text:p>
          </text:deletion>
        </text:changed-region>
        <text:changed-region text:id="ct178513472">
          <text:insertion>
            <office:change-info>
              <dc:creator>Tamino Dauth</dc:creator>
              <dc:date>2010-10-21T02:13:00</dc:date>
            </office:change-info>
          </text:insertion>
        </text:changed-region>
        <text:changed-region text:id="ct178514240">
          <text:format-change>
            <office:change-info>
              <dc:creator>Tamino Dauth</dc:creator>
              <dc:date>2010-08-19T14:38:00</dc:date>
            </office:change-info>
          </text:format-change>
        </text:changed-region>
        <text:changed-region text:id="ct178674240">
          <text:deletion>
            <office:change-info>
              <dc:creator>Tamino Dauth</dc:creator>
              <dc:date>2010-10-21T02:13:00</dc:date>
            </office:change-info>
            <text:p text:style-name="P2">e</text:p>
          </text:deletion>
        </text:changed-region>
        <text:changed-region text:id="ct178677864">
          <text:format-change>
            <office:change-info>
              <dc:creator>Tamino Dauth</dc:creator>
              <dc:date>2010-08-19T14:38:00</dc:date>
            </office:change-info>
          </text:format-change>
        </text:changed-region>
        <text:changed-region text:id="ct178677960">
          <text:deletion>
            <office:change-info>
              <dc:creator>Tamino Dauth</dc:creator>
              <dc:date>2010-10-24T12:14:00</dc:date>
            </office:change-info>
            <text:p text:style-name="P2">das Quest</text:p>
          </text:deletion>
        </text:changed-region>
        <text:changed-region text:id="ct178680264">
          <text:insertion>
            <office:change-info>
              <dc:creator>Tamino Dauth</dc:creator>
              <dc:date>2010-10-24T12:14:00</dc:date>
            </office:change-info>
          </text:insertion>
        </text:changed-region>
        <text:changed-region text:id="ct178680360">
          <text:format-change>
            <office:change-info>
              <dc:creator>Tamino Dauth</dc:creator>
              <dc:date>2010-08-19T14:38:00</dc:date>
            </office:change-info>
          </text:format-change>
        </text:changed-region>
        <text:changed-region text:id="ct178680456">
          <text:deletion>
            <office:change-info>
              <dc:creator>Tamino Dauth</dc:creator>
              <dc:date>2010-10-24T12:14:00</dc:date>
            </office:change-info>
            <text:p text:style-name="P2">"</text:p>
          </text:deletion>
        </text:changed-region>
        <text:changed-region text:id="ct178680552">
          <text:insertion>
            <office:change-info>
              <dc:creator>Tamino Dauth</dc:creator>
              <dc:date>2010-10-24T12:14:00</dc:date>
            </office:change-info>
          </text:insertion>
        </text:changed-region>
        <text:changed-region text:id="ct178680648">
          <text:format-change>
            <office:change-info>
              <dc:creator>Tamino Dauth</dc:creator>
              <dc:date>2010-08-19T14:38:00</dc:date>
            </office:change-info>
          </text:format-change>
        </text:changed-region>
        <text:changed-region text:id="ct178680744">
          <text:deletion>
            <office:change-info>
              <dc:creator>Tamino Dauth</dc:creator>
              <dc:date>2010-10-24T12:14:00</dc:date>
            </office:change-info>
            <text:p text:style-name="P2">"</text:p>
          </text:deletion>
        </text:changed-region>
        <text:changed-region text:id="ct178680840">
          <text:insertion>
            <office:change-info>
              <dc:creator>Tamino Dauth</dc:creator>
              <dc:date>2010-10-24T12:14:00</dc:date>
            </office:change-info>
          </text:insertion>
        </text:changed-region>
        <text:changed-region text:id="ct178678640">
          <text:format-change>
            <office:change-info>
              <dc:creator>Tamino Dauth</dc:creator>
              <dc:date>2010-08-19T14:38:00</dc:date>
            </office:change-info>
          </text:format-change>
        </text:changed-region>
        <text:changed-region text:id="ct178516352">
          <text:deletion>
            <office:change-info>
              <dc:creator>Tamino Dauth</dc:creator>
              <dc:date>2010-10-24T12:14:00</dc:date>
            </office:change-info>
            <text:p text:style-name="P2">"</text:p>
          </text:deletion>
        </text:changed-region>
        <text:changed-region text:id="ct178682032">
          <text:insertion>
            <office:change-info>
              <dc:creator>Tamino Dauth</dc:creator>
              <dc:date>2010-10-24T12:14:00</dc:date>
            </office:change-info>
          </text:insertion>
        </text:changed-region>
        <text:changed-region text:id="ct178682200">
          <text:format-change>
            <office:change-info>
              <dc:creator>Tamino Dauth</dc:creator>
              <dc:date>2010-08-19T14:38:00</dc:date>
            </office:change-info>
          </text:format-change>
        </text:changed-region>
        <text:changed-region text:id="ct178682296">
          <text:deletion>
            <office:change-info>
              <dc:creator>Tamino Dauth</dc:creator>
              <dc:date>2010-10-24T12:14:00</dc:date>
            </office:change-info>
            <text:p text:style-name="P2">"</text:p>
          </text:deletion>
        </text:changed-region>
        <text:changed-region text:id="ct178682392">
          <text:insertion>
            <office:change-info>
              <dc:creator>Tamino Dauth</dc:creator>
              <dc:date>2010-10-24T12:14:00</dc:date>
            </office:change-info>
          </text:insertion>
        </text:changed-region>
        <text:changed-region text:id="ct178682488">
          <text:format-change>
            <office:change-info>
              <dc:creator>Tamino Dauth</dc:creator>
              <dc:date>2010-08-19T14:38:00</dc:date>
            </office:change-info>
          </text:format-change>
        </text:changed-region>
        <text:changed-region text:id="ct178682584">
          <text:deletion>
            <office:change-info>
              <dc:creator>Tamino Dauth</dc:creator>
              <dc:date>2010-10-24T12:14:00</dc:date>
            </office:change-info>
            <text:p text:style-name="P2">"</text:p>
          </text:deletion>
        </text:changed-region>
        <text:changed-region text:id="ct178663128">
          <text:insertion>
            <office:change-info>
              <dc:creator>Tamino Dauth</dc:creator>
              <dc:date>2010-10-24T12:14:00</dc:date>
            </office:change-info>
          </text:insertion>
        </text:changed-region>
        <text:changed-region text:id="ct178663224">
          <text:format-change>
            <office:change-info>
              <dc:creator>Tamino Dauth</dc:creator>
              <dc:date>2010-08-19T14:38:00</dc:date>
            </office:change-info>
          </text:format-change>
        </text:changed-region>
        <text:changed-region text:id="ct178663320">
          <text:deletion>
            <office:change-info>
              <dc:creator>Tamino Dauth</dc:creator>
              <dc:date>2010-10-24T12:14:00</dc:date>
            </office:change-info>
            <text:p text:style-name="P2">"</text:p>
          </text:deletion>
        </text:changed-region>
        <text:changed-region text:id="ct178663416">
          <text:insertion>
            <office:change-info>
              <dc:creator>Tamino Dauth</dc:creator>
              <dc:date>2010-10-24T12:14:00</dc:date>
            </office:change-info>
          </text:insertion>
        </text:changed-region>
        <text:changed-region text:id="ct178519112">
          <text:format-change>
            <office:change-info>
              <dc:creator>Tamino Dauth</dc:creator>
              <dc:date>2010-08-19T14:38:00</dc:date>
            </office:change-info>
          </text:format-change>
        </text:changed-region>
        <text:changed-region text:id="ct178663512">
          <text:deletion>
            <office:change-info>
              <dc:creator>Tamino Dauth</dc:creator>
              <dc:date>2010-10-24T12:14:00</dc:date>
            </office:change-info>
            <text:p text:style-name="P2">"</text:p>
          </text:deletion>
        </text:changed-region>
        <text:changed-region text:id="ct178520120">
          <text:insertion>
            <office:change-info>
              <dc:creator>Tamino Dauth</dc:creator>
              <dc:date>2010-10-24T12:14:00</dc:date>
            </office:change-info>
          </text:insertion>
        </text:changed-region>
        <text:changed-region text:id="ct178673112">
          <text:format-change>
            <office:change-info>
              <dc:creator>Tamino Dauth</dc:creator>
              <dc:date>2010-08-19T14:38:00</dc:date>
            </office:change-info>
          </text:format-change>
        </text:changed-region>
        <text:changed-region text:id="ct178672688">
          <text:deletion>
            <office:change-info>
              <dc:creator>Tamino Dauth</dc:creator>
              <dc:date>2010-10-24T12:14:00</dc:date>
            </office:change-info>
            <text:p text:style-name="P2">"</text:p>
          </text:deletion>
        </text:changed-region>
        <text:changed-region text:id="ct178672912">
          <text:insertion>
            <office:change-info>
              <dc:creator>Tamino Dauth</dc:creator>
              <dc:date>2010-10-24T12:14:00</dc:date>
            </office:change-info>
          </text:insertion>
        </text:changed-region>
        <text:changed-region text:id="ct178700608">
          <text:format-change>
            <office:change-info>
              <dc:creator>Tamino Dauth</dc:creator>
              <dc:date>2010-08-19T14:38:00</dc:date>
            </office:change-info>
          </text:format-change>
        </text:changed-region>
        <text:changed-region text:id="ct178700736">
          <text:deletion>
            <office:change-info>
              <dc:creator>Tamino Dauth</dc:creator>
              <dc:date>2010-11-02T14:52:00</dc:date>
            </office:change-info>
            <text:p text:style-name="P2">losrennen.</text:p>
          </text:deletion>
        </text:changed-region>
        <text:changed-region text:id="ct178700304">
          <text:insertion>
            <office:change-info>
              <dc:creator>Tamino Dauth</dc:creator>
              <dc:date>2010-11-02T14:52:00</dc:date>
            </office:change-info>
          </text:insertion>
        </text:changed-region>
        <text:changed-region text:id="ct178708968">
          <text:format-change>
            <office:change-info>
              <dc:creator>Tamino Dauth</dc:creator>
              <dc:date>2010-08-19T14:38:00</dc:date>
            </office:change-info>
          </text:format-change>
        </text:changed-region>
        <text:changed-region text:id="ct178709064">
          <text:deletion>
            <office:change-info>
              <dc:creator>Tamino Dauth</dc:creator>
              <dc:date>2010-03-14T17:03:00</dc:date>
            </office:change-info>
            <text:p text:style-name="P2">"</text:p>
          </text:deletion>
        </text:changed-region>
        <text:changed-region text:id="ct178711712">
          <text:insertion>
            <office:change-info>
              <dc:creator>Tamino Dauth</dc:creator>
              <dc:date>2010-03-14T17:03:00</dc:date>
            </office:change-info>
          </text:insertion>
        </text:changed-region>
        <text:changed-region text:id="ct178711936">
          <text:format-change>
            <office:change-info>
              <dc:creator>Tamino Dauth</dc:creator>
              <dc:date>2010-08-19T14:38:00</dc:date>
            </office:change-info>
          </text:format-change>
        </text:changed-region>
        <text:changed-region text:id="ct178712032">
          <text:deletion>
            <office:change-info>
              <dc:creator>Tamino Dauth</dc:creator>
              <dc:date>2010-03-14T17:03:00</dc:date>
            </office:change-info>
            <text:p text:style-name="P2">"</text:p>
          </text:deletion>
        </text:changed-region>
        <text:changed-region text:id="ct178712128">
          <text:insertion>
            <office:change-info>
              <dc:creator>Tamino Dauth</dc:creator>
              <dc:date>2010-03-14T17:03:00</dc:date>
            </office:change-info>
          </text:insertion>
        </text:changed-region>
        <text:changed-region text:id="ct178522200">
          <text:format-change>
            <office:change-info>
              <dc:creator>Tamino Dauth</dc:creator>
              <dc:date>2010-08-19T14:38:00</dc:date>
            </office:change-info>
          </text:format-change>
        </text:changed-region>
        <text:changed-region text:id="ct178712792">
          <text:insertion>
            <office:change-info>
              <dc:creator>Tamino Dauth</dc:creator>
              <dc:date>2010-03-14T15:36:00</dc:date>
            </office:change-info>
          </text:insertion>
        </text:changed-region>
        <text:changed-region text:id="ct178714592">
          <text:format-change>
            <office:change-info>
              <dc:creator>Tamino Dauth</dc:creator>
              <dc:date>2010-08-19T14:38:00</dc:date>
            </office:change-info>
          </text:format-change>
        </text:changed-region>
        <text:changed-region text:id="ct178714688">
          <text:deletion>
            <office:change-info>
              <dc:creator>Tamino Dauth</dc:creator>
              <dc:date>2010-05-30T20:07:00</dc:date>
            </office:change-info>
            <text:p text:style-name="P2">.</text:p>
          </text:deletion>
        </text:changed-region>
        <text:changed-region text:id="ct178713488">
          <text:insertion>
            <office:change-info>
              <dc:creator>Tamino Dauth</dc:creator>
              <dc:date>2010-05-30T20:07:00</dc:date>
            </office:change-info>
          </text:insertion>
        </text:changed-region>
        <text:changed-region text:id="ct178714168">
          <text:format-change>
            <office:change-info>
              <dc:creator>Tamino Dauth</dc:creator>
              <dc:date>2010-08-19T14:38:00</dc:date>
            </office:change-info>
          </text:format-change>
        </text:changed-region>
        <text:changed-region text:id="ct178714264">
          <text:deletion>
            <office:change-info>
              <dc:creator>Tamino Dauth</dc:creator>
              <dc:date>2010-05-30T20:07:00</dc:date>
            </office:change-info>
            <text:p text:style-name="P2">D</text:p>
          </text:deletion>
        </text:changed-region>
        <text:changed-region text:id="ct178714360">
          <text:insertion>
            <office:change-info>
              <dc:creator>Tamino Dauth</dc:creator>
              <dc:date>2010-05-30T20:07:00</dc:date>
            </office:change-info>
          </text:insertion>
        </text:changed-region>
        <text:changed-region text:id="ct178683856">
          <text:format-change>
            <office:change-info>
              <dc:creator>Tamino Dauth</dc:creator>
              <dc:date>2010-08-19T14:38:00</dc:date>
            </office:change-info>
          </text:format-change>
        </text:changed-region>
        <text:changed-region text:id="ct178683952">
          <text:deletion>
            <office:change-info>
              <dc:creator>Tamino Dauth</dc:creator>
              <dc:date>2010-05-30T20:06:00</dc:date>
            </office:change-info>
            <text:p text:style-name="P2">.</text:p>
          </text:deletion>
        </text:changed-region>
        <text:changed-region text:id="ct178683712">
          <text:insertion>
            <office:change-info>
              <dc:creator>Tamino Dauth</dc:creator>
              <dc:date>2010-05-30T20:07:00</dc:date>
            </office:change-info>
          </text:insertion>
        </text:changed-region>
        <text:changed-region text:id="ct178525328">
          <text:format-change>
            <office:change-info>
              <dc:creator>Tamino Dauth</dc:creator>
              <dc:date>2010-08-19T14:38:00</dc:date>
            </office:change-info>
          </text:format-change>
        </text:changed-region>
        <text:changed-region text:id="ct178717696">
          <text:insertion>
            <office:change-info>
              <dc:creator>Tamino Dauth</dc:creator>
              <dc:date>2010-05-30T20:14:00</dc:date>
            </office:change-info>
          </text:insertion>
        </text:changed-region>
        <text:changed-region text:id="ct178717448">
          <text:format-change>
            <office:change-info>
              <dc:creator>Tamino Dauth</dc:creator>
              <dc:date>2010-08-19T14:38:00</dc:date>
            </office:change-info>
          </text:format-change>
        </text:changed-region>
        <text:changed-region text:id="ct178685848">
          <text:insertion>
            <office:change-info>
              <dc:creator>Tamino Dauth</dc:creator>
              <dc:date>2010-05-30T20:17:00</dc:date>
            </office:change-info>
          </text:insertion>
        </text:changed-region>
        <text:changed-region text:id="ct178686496">
          <text:format-change>
            <office:change-info>
              <dc:creator>Tamino Dauth</dc:creator>
              <dc:date>2010-08-19T14:38:00</dc:date>
            </office:change-info>
          </text:format-change>
        </text:changed-region>
        <text:changed-region text:id="ct178526368">
          <text:deletion>
            <office:change-info>
              <dc:creator>Tamino Dauth</dc:creator>
              <dc:date>2010-05-30T20:17:00</dc:date>
            </office:change-info>
            <text:p text:style-name="P2">t der der Orkanführer brüllend los und seine</text:p>
          </text:deletion>
        </text:changed-region>
        <text:changed-region text:id="ct178685984">
          <text:insertion>
            <office:change-info>
              <dc:creator>Tamino Dauth</dc:creator>
              <dc:date>2010-05-30T20:17:00</dc:date>
            </office:change-info>
          </text:insertion>
        </text:changed-region>
        <text:changed-region text:id="ct178720136">
          <text:format-change>
            <office:change-info>
              <dc:creator>Tamino Dauth</dc:creator>
              <dc:date>2010-08-19T14:38:00</dc:date>
            </office:change-info>
          </text:format-change>
        </text:changed-region>
        <text:changed-region text:id="ct178720232">
          <text:deletion>
            <office:change-info>
              <dc:creator>Tamino Dauth</dc:creator>
              <dc:date>2010-05-30T20:17:00</dc:date>
            </office:change-info>
            <text:p text:style-name="P2">folgend ihm</text:p>
          </text:deletion>
        </text:changed-region>
        <text:changed-region text:id="ct178720328">
          <text:insertion>
            <office:change-info>
              <dc:creator>Tamino Dauth</dc:creator>
              <dc:date>2010-05-30T20:17:00</dc:date>
            </office:change-info>
          </text:insertion>
        </text:changed-region>
        <text:changed-region text:id="ct178720640">
          <text:format-change>
            <office:change-info>
              <dc:creator>Tamino Dauth</dc:creator>
              <dc:date>2010-08-19T14:38:00</dc:date>
            </office:change-info>
          </text:format-change>
        </text:changed-region>
        <text:changed-region text:id="ct178686200">
          <text:deletion>
            <office:change-info>
              <dc:creator>Tamino Dauth</dc:creator>
              <dc:date>2010-11-02T14:53:00</dc:date>
            </office:change-info>
            <text:p text:style-name="P2">Anführerers</text:p>
          </text:deletion>
        </text:changed-region>
        <text:changed-region text:id="ct178720496">
          <text:insertion>
            <office:change-info>
              <dc:creator>Tamino Dauth</dc:creator>
              <dc:date>2010-11-02T14:53:00</dc:date>
            </office:change-info>
          </text:insertion>
        </text:changed-region>
        <text:changed-region text:id="ct178721304">
          <text:format-change>
            <office:change-info>
              <dc:creator>Tamino Dauth</dc:creator>
              <dc:date>2010-08-19T14:38:00</dc:date>
            </office:change-info>
          </text:format-change>
        </text:changed-region>
        <text:changed-region text:id="ct178721400">
          <text:deletion>
            <office:change-info>
              <dc:creator>Tamino Dauth</dc:creator>
              <dc:date>2010-05-30T20:17:00</dc:date>
            </office:change-info>
            <text:p text:style-name="P2">überholen ihn, um ihn zu schützen und </text:p>
          </text:deletion>
        </text:changed-region>
        <text:changed-region text:id="ct178528944">
          <text:format-change>
            <office:change-info>
              <dc:creator>Tamino Dauth</dc:creator>
              <dc:date>2010-08-19T14:38:00</dc:date>
            </office:change-info>
          </text:format-change>
        </text:changed-region>
        <text:changed-region text:id="ct178038288">
          <text:deletion>
            <office:change-info>
              <dc:creator>Tamino Dauth</dc:creator>
              <dc:date>2011-02-25T20:12:00</dc:date>
            </office:change-info>
            <text:p text:style-name="P2">Sagt</text:p>
          </text:deletion>
        </text:changed-region>
        <text:changed-region text:id="ct189742872">
          <text:insertion>
            <office:change-info>
              <dc:creator>Tamino Dauth</dc:creator>
              <dc:date>2011-02-25T20:12:00</dc:date>
            </office:change-info>
          </text:insertion>
        </text:changed-region>
        <text:changed-region text:id="ct193962072">
          <text:format-change>
            <office:change-info>
              <dc:creator>Tamino Dauth</dc:creator>
              <dc:date>2010-08-19T14:38:00</dc:date>
            </office:change-info>
          </text:format-change>
        </text:changed-region>
        <text:changed-region text:id="ct178528320">
          <text:deletion>
            <office:change-info>
              <dc:creator>Tamino Dauth</dc:creator>
              <dc:date>2010-10-21T02:12:00</dc:date>
            </office:change-info>
            <text:p text:style-name="P2">"</text:p>
          </text:deletion>
        </text:changed-region>
        <text:changed-region text:id="ct178528744">
          <text:insertion>
            <office:change-info>
              <dc:creator>Tamino Dauth</dc:creator>
              <dc:date>2010-10-21T02:12:00</dc:date>
            </office:change-info>
          </text:insertion>
        </text:changed-region>
        <text:changed-region text:id="ct178527088">
          <text:format-change>
            <office:change-info>
              <dc:creator>Tamino Dauth</dc:creator>
              <dc:date>2010-08-19T14:38:00</dc:date>
            </office:change-info>
          </text:format-change>
        </text:changed-region>
        <text:changed-region text:id="ct178527440">
          <text:deletion>
            <office:change-info>
              <dc:creator>Tamino Dauth</dc:creator>
              <dc:date>2010-10-21T02:12:00</dc:date>
            </office:change-info>
            <text:p text:style-name="P2">"</text:p>
          </text:deletion>
        </text:changed-region>
        <text:changed-region text:id="ct178725272">
          <text:insertion>
            <office:change-info>
              <dc:creator>Tamino Dauth</dc:creator>
              <dc:date>2010-10-21T02:12:00</dc:date>
            </office:change-info>
          </text:insertion>
        </text:changed-region>
        <text:changed-region text:id="ct178725368">
          <text:format-change>
            <office:change-info>
              <dc:creator>Tamino Dauth</dc:creator>
              <dc:date>2010-08-19T14:38:00</dc:date>
            </office:change-info>
          </text:format-change>
        </text:changed-region>
        <text:changed-region text:id="ct178728192">
          <text:deletion>
            <office:change-info>
              <dc:creator>Tamino Dauth</dc:creator>
              <dc:date>2010-08-19T14:39:00</dc:date>
            </office:change-info>
            <text:p text:style-name="P2">"</text:p>
          </text:deletion>
        </text:changed-region>
        <text:changed-region text:id="ct178033184">
          <text:insertion>
            <office:change-info>
              <dc:creator>Tamino Dauth</dc:creator>
              <dc:date>2010-08-19T14:39:00</dc:date>
            </office:change-info>
          </text:insertion>
        </text:changed-region>
        <text:changed-region text:id="ct178035368">
          <text:format-change>
            <office:change-info>
              <dc:creator>Tamino Dauth</dc:creator>
              <dc:date>2010-08-19T14:38:00</dc:date>
            </office:change-info>
          </text:format-change>
        </text:changed-region>
        <text:changed-region text:id="ct178033760">
          <text:deletion>
            <office:change-info>
              <dc:creator>Tamino Dauth</dc:creator>
              <dc:date>2010-11-02T14:53:00</dc:date>
            </office:change-info>
            <text:p text:style-name="P2">Fluß</text:p>
          </text:deletion>
        </text:changed-region>
        <text:changed-region text:id="ct178035016">
          <text:insertion>
            <office:change-info>
              <dc:creator>Tamino Dauth</dc:creator>
              <dc:date>2010-11-02T14:53:00</dc:date>
            </office:change-info>
          </text:insertion>
        </text:changed-region>
        <text:changed-region text:id="ct178033960">
          <text:format-change>
            <office:change-info>
              <dc:creator>Tamino Dauth</dc:creator>
              <dc:date>2010-08-19T14:38:00</dc:date>
            </office:change-info>
          </text:format-change>
        </text:changed-region>
        <text:changed-region text:id="ct178037304">
          <text:deletion>
            <office:change-info>
              <dc:creator>Tamino Dauth</dc:creator>
              <dc:date>2010-11-02T14:54:00</dc:date>
            </office:change-info>
            <text:p text:style-name="P2">initiert</text:p>
          </text:deletion>
        </text:changed-region>
        <text:changed-region text:id="ct178036848">
          <text:insertion>
            <office:change-info>
              <dc:creator>Tamino Dauth</dc:creator>
              <dc:date>2010-11-02T14:54:00</dc:date>
            </office:change-info>
          </text:insertion>
        </text:changed-region>
        <text:changed-region text:id="ct178038488">
          <text:format-change>
            <office:change-info>
              <dc:creator>Tamino Dauth</dc:creator>
              <dc:date>2010-08-19T14:3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 text:name="y7o91"/><text:change-start text:change-id="ct178539632"/>Die Macht des Feuers</text:h>
      <text:p text:style-name="P6"><text:change-end text:change-id="ct178539632"/><text:change-start text:change-id="ct178645704"/>Laden<text:change-end text:change-id="ct178645704"/><text:change-start text:change-id="ct178648184"/></text:p>
      <text:h text:style-name="P8" text:outline-level="1">Während des Ladens wird das Musikstück <text:change-end text:change-id="ct178648184"/><text:change text:change-id="ct178646824"/><text:change-start text:change-id="ct178649456"/>„<text:change-end text:change-id="ct178649456"/><text:change text:change-id="ct178649552"/><text:change-start text:change-id="ct169007064"/>LoadingScreen.mp3<text:change-end text:change-id="ct169007064"/><text:change text:change-id="ct178079928"/><text:change-start text:change-id="ct178389832"/>“<text:change-end text:change-id="ct178389832"/><text:change-start text:change-id="ct178646672"/> abgespielt.<text:change-end text:change-id="ct178646672"/><text:change-start text:change-id="ct178649936"/></text:h>
      <text:h text:style-name="P10" text:outline-level="1">Nach Möglichkeit sollten die ein<text:change-end text:change-id="ct178649936"/><text:change-start text:change-id="ct178390032"/>geblendeten Informationen zur Charakterklassenauswahl auch auf dem Ladehintergrund angezeigt werden, damit die Spieler sofort Bescheid wissen.<text:change-end text:change-id="ct178390032"/><text:change-start text:change-id="ct178650064"/></text:h>
      <text:h text:style-name="P8" text:outline-level="1"><text:change-end text:change-id="ct178650064"/><text:change-start text:change-id="ct178655720"/></text:h>
      <text:h text:style-name="P12" text:outline-level="2">Klassenwahl</text:h>
      <text:p text:style-name="P2"><text:bookmark text:name="s.xl10"/>Nachdem die Karte geladen wurde, müssen die Spieler zunächst ihre Klasse auswählen.</text:p>
      <text:p text:style-name="P2">Dazu wird folgender Text eingeblendet:<text:change-end text:change-id="ct178655720"/><text:change text:change-id="ct178653992"/><text:change-start text:change-id="ct178081512"/></text:p>
      <text:p text:style-name="P2">„Wählen Sie zunächst Ihre Charakterklasse aus. Diese Auswahl ist für die restliche Spielzeit unwiderruflich.“<text:change-end text:change-id="ct178081512"/><text:change-start text:change-id="ct178655816"/></text:p>
      <text:p text:style-name="P2"><text:bookmark text:name="y-3719"/><text:change-end text:change-id="ct178655816"/><text:change-start text:change-id="ct178651192"/>„<text:change-end text:change-id="ct178651192"/><text:change-start text:change-id="ct178651288"/>- <text:change-end text:change-id="ct178651288"/><text:change text:change-id="ct178657264"/><text:change-start text:change-id="ct178052224"/>Drücken Sie die linke oder rechte Pfeiltaste, um die angezeigte Charakterklasse zu wechseln.<text:change-end text:change-id="ct178052224"/><text:change-start text:change-id="ct178052456"/>.<text:change-end text:change-id="ct178052456"/><text:change-start text:change-id="ct178657360"/>“<text:change-end text:change-id="ct178657360"/><text:change-start text:change-id="ct178053720"/></text:p>
      <text:p text:style-name="P2"><text:bookmark text:name="s.xl15"/><text:change-end text:change-id="ct178053720"/><text:change-start text:change-id="ct178657456"/>„<text:change-end text:change-id="ct178657456"/><text:change-start text:change-id="ct178054912"/>- <text:change-end text:change-id="ct178054912"/><text:change text:change-id="ct178657784"/><text:change-start text:change-id="ct178055064"/>Drücken Sie die Escape-Taste, um die angezeigte Charakterklasse auszuwählen.<text:change-end text:change-id="ct178055064"/><text:change-start text:change-id="ct178080424"/>“<text:change-end text:change-id="ct178080424"/><text:change-start text:change-id="ct178658320"/></text:p>
      <text:p text:style-name="P2"><text:bookmark text:name="pm2o1"/></text:p>
      <text:h text:style-name="P12" text:outline-level="2"><text:bookmark text:name="pm2o2"/>Intro</text:h>
      <text:p text:style-name="P2"><text:bookmark text:name="pm2o7"/>Zu Beginn des Spiels, nachdem die Spieler ihre Charakterklasse ausgewählt haben, fährt die Kamera quer über den Wald und den Bauernhof vor Talras.</text:p>
      <text:p text:style-name="P2"><text:bookmark text:name="pm2o8"/>Das Musikstück „Intro.mp3“ wird abgespielt und nach wenigen Sekunden beginnt eine männliche Stimme folgenden Text zu erzählen:</text:p>
      <text:p text:style-name="P2">“Nachdem die Orks<text:change-end text:change-id="ct178658320"/><text:change-start text:change-id="ct178659256"/> und Dunkelelfen<text:change-end text:change-id="ct178659256"/><text:change-start text:change-id="ct178659352"/> i<text:change-end text:change-id="ct178659352"/><text:change text:change-id="ct178658560"/><text:change-start text:change-id="ct178658656"/>n das<text:change-end text:change-id="ct178658656"/><text:change-start text:change-id="ct178055392"/> Königreich der Menschen eingefallen waren, schickte man Boten zum König, die <text:change-end text:change-id="ct178055392"/><text:change-start text:change-id="ct178055952"/>diesem <text:change-end text:change-id="ct178055952"/><text:change-start text:change-id="ct178055592"/>von der <text:change-end text:change-id="ct178055592"/><text:change text:change-id="ct178656784"/><text:change-start text:change-id="ct178658752"/>vermeintlichen<text:change-end text:change-id="ct178658752"/><text:change-start text:change-id="ct178658848"/> Invasion berichte<text:change-end text:change-id="ct178658848"/><text:change text:change-id="ct178056568"/><text:change-start text:change-id="ct178058416"/>ten<text:change-end text:change-id="ct178058416"/><text:change-start text:change-id="ct178056664"/>.</text:p>
      <text:p text:style-name="P2"><text:bookmark text:name="pm2o11"/>Der König aber, der in den Frieden hinein<text:change-end text:change-id="ct178056664"/><text:change text:change-id="ct178057800"/><text:change-start text:change-id="ct178639208"/>geboren worden war und nicht die Kraft besaß<text:change-end text:change-id="ct178639208"/><text:change-start text:change-id="ct178057456"/>,<text:change-end text:change-id="ct178057456"/><text:change-start text:change-id="ct178058728"/> selbst an der Spitze seiner Truppen in die Schlacht zu ziehen, hielt es nicht für notwendig Truppen an die Grenze<text:change-end text:change-id="ct178058728"/><text:change-start text:change-id="ct178476688"/> seines Reichs<text:change-end text:change-id="ct178476688"/><text:change-start text:change-id="ct178477488"/> zu schicken.</text:p>
      <text:p text:style-name="P2"><text:bookmark text:name="pm2o13"/>Stattdessen schickte er die Boten zurück, damit diese sich ein besseres Bild von der Situation mach<text:change-end text:change-id="ct178477488"/><text:change text:change-id="ct178059160"/><text:change-start text:change-id="ct178476992"/>ten<text:change-end text:change-id="ct178476992"/><text:change-start text:change-id="ct178057296"/> und erst um Hilfe ersuchen sollten, wenn es denn tatsächlich notwendig <text:change-end text:change-id="ct178057296"/><text:change text:change-id="ct178057552"/><text:change-start text:change-id="ct178057896"/>wäre<text:change-end text:change-id="ct178057896"/><text:change-start text:change-id="ct178057992"/>.</text:p>
      <text:p text:style-name="P2"><text:bookmark text:name="pm2o15"/>Viele Bewohner des Reich<text:change-end text:change-id="ct178057992"/><text:change text:change-id="ct178431616"/><text:change-start text:change-id="ct178433432"/>s waren anderer Meinung als der König und so zogen sie an die Grenze, um den Feind auf eigene Faust aufzuhalten und in dem Glauben, dass wenn ihnen dies nicht gelänge, womöglich ihre Heimat in Schutt und Asche gelegt<text:change-end text:change-id="ct178433432"/><text:change text:change-id="ct178433168"/><text:change-start text:change-id="ct178478136"/> <text:change-end text:change-id="ct178478136"/><text:change-start text:change-id="ct178433816"/>würde.</text:p>
      <text:p text:style-name="P2"><text:bookmark text:name="pm2o17"/>Unter diesen Kriegsleuten befanden sich auch ein paar <text:change-end text:change-id="ct178433816"/><text:change text:change-id="ct178432120"/><text:change-start text:change-id="ct178433648"/>Vasallen<text:change-end text:change-id="ct178433648"/><text:change-start text:change-id="ct178434976"/>, die ihr Geschäft mit den bevorstehenden Kämpfen machen wollten.<text:bookmark text:name="pm2o18"/><text:change-end text:change-id="ct178434976"/><text:change text:change-id="ct178435160"/><text:change-start text:change-id="ct178442680"/> <text:change-end text:change-id="ct178442680"/><text:change-start text:change-id="ct178434160"/>Sie zogen zur Burg Talras, <text:change-end text:change-id="ct178434160"/><text:change-start text:change-id="ct178435368"/>die sich <text:change-end text:change-id="ct178435368"/><text:change-start text:change-id="ct178646920"/>nahe der Grenze befand, um dem dortigen Herzog ihre Dienste anzubieten.”</text:p>
      <text:p text:style-name="P2"><text:bookmark text:name="pm2o20"/></text:p>
      <text:p text:style-name="P2"><text:bookmark text:name="pm2o21"/>Die Kamera hält nach einigen Szenenwechseln schließlich bei den Charakteren an und der führende Charakter sagt etwas:</text:p>
      <text:p text:style-name="P2">“Das ist der Weg. Direkt vor uns liegt vermutlich die Burg. Beeilen wir uns lieber. Wer weiß? Vielleicht steht<text:change-end text:change-id="ct178646920"/><text:change text:change-id="ct178434776"/><text:change-start text:change-id="ct178432344"/> sie<text:change-end text:change-id="ct178432344"/><text:change-start text:change-id="ct178434488"/> auch<text:change-end text:change-id="ct178434488"/><text:change-start text:change-id="ct178436512"/> schon in Flammen.”</text:p>
      <text:p text:style-name="P2">Nachdem der Introvideo vorbei ist erhalten die Spieler zunächst den Primär-Auftrag „Talras“.</text:p>
      <text:p text:style-name="P4"/>
      <text:h text:style-name="P13" text:outline-level="2">Tutorial</text:h>
      <text:p text:style-name="P2">Das Tutorial ist über das spielinterne Hauptmenü aktivierbar und blendet in einem konstanten <text:soft-page-break/>Intervall diverse Hilfetexte ein. Auch beim erstmaligen Betreten eines Schreingebiets wird ein Hilfetext eingeblendet (möglicherweise vertont).<text:change-end text:change-id="ct178436512"/><text:change-start text:change-id="ct178666240"/></text:p>
      <text:p text:style-name="P2">Während Videosequenzen oder Gesprächen mit Nichtspielercharakteren wird selbstverständlich nichts eingeblendet.</text:p>
      <text:p text:style-name="P2"><text:change-end text:change-id="ct178666240"/><text:change-start text:change-id="ct178660776"/></text:p>
      <text:p text:style-name="P2">Symbolkürzel:<text:change-end text:change-id="ct178660776"/><text:change-start text:change-id="ct178662584"/></text:p>
      <text:p text:style-name="P2"><text:change-end text:change-id="ct178662584"/><text:change-start text:change-id="ct178435952"/>„Drücken Sie die %1%-Taste, um in den Rucksack Ihres Charakters zu öffnen bzw. zu schließen.“</text:p>
      <text:p text:style-name="P2">„Drücken Sie die %1%-Taste, um in das Zauberbuch Ihres Charakters zu gelangen und die %2%-Taste, um es wieder zu verlassen.“</text:p>
      <text:p text:style-name="P2">„Drücken Sie die %1%-Taste, um Ihren Charakter auszuwählen.“</text:p>
      <text:p text:style-name="P2">„Drücken Sie die %1%-Taste, um zu Ihrem derzeitig aktivierten Schrein zu gelangen.“</text:p>
      <text:p text:style-name="P2">„Drücken Sie die %1%- - %2%-Tasten , um einen Mitstreitercharakter auszuwählen.“</text:p>
      <text:p text:style-name="P2">„Drücken Sie die %1%-Taste, um Ihre Primär- und Sekundäraufträge zu sehen.“</text:p>
      <text:p text:style-name="P2"/>
      <text:p text:style-name="P2">Hauptmenü/Einstellungen:</text:p>
      <text:p text:style-name="P2">„Drücken Sie die %1%-Taste, um ins Hauptmenü des Spiels zu gelangen. Dort können Sie diverse Spieleinstellungen vornehmen.“</text:p>
      <text:p text:style-name="P2">„Aktivieren Sie die 3rd-Person-Kamera im Hauptmenü, um eine rollenspielähnlichere Ansicht Ihres Charakters zu erhalten.“</text:p>
      <text:p text:style-name="P2">„Aktivieren Sie die Charakter-Anzeige, um in der rechten oberen Bildschirmecke Informationen über Ihren und Ihre verbündeten Charaktere angezeigt zu bekommen.“</text:p>
      <text:p text:style-name="P2">„Aktivieren Sie die Charakter-Buttons, um am linken Bildschirmrand Symbole Ihrer verbündeten Charaktere angezeigt zu bekommen, falls Sie sich nicht bereits die Kontrolle mit ihnen teilen.“</text:p>
      <text:p text:style-name="P2">„Erlauben Sie Ihren Mitspielern die Kontrolle im Hauptmenü, damit diese Ihren Charakter steuern können.“</text:p>
      <text:p text:style-name="P2"/>
      <text:p text:style-name="P2">Zeit:</text:p>
      <text:p text:style-name="P2">„Getötete Gegner erscheinen, %1% Sekunden nachdem ihre gesamte Gruppe ausgelöscht wurde, automatisch wieder.“</text:p>
      <text:p text:style-name="P2">„Eingesammelte oder vernichtete Gegenstände erscheinen nach %1% Sekunden automatisch wieder.“</text:p>
      <text:p text:style-name="P2">„Getötete Charaktere werden automatisch nach %1% Sekunden an ihrem aktivierten Schrein wiederbelebt. Dies wird in einem kleinen Fenster am oberen Bildschirmrand angezeigt.“<text:change-end text:change-id="ct178435952"/><text:change text:change-id="ct178662680"/><text:change-start text:change-id="ct178432904"/></text:p>
      <text:p text:style-name="P5"><text:bookmark text:name="d0dv"/></text:p>
      <text:h text:style-name="P12" text:outline-level="2"><text:bookmark text:name="djcp0"/>Video “Die Burg”</text:h>
      <text:p text:style-name="P2"><text:bookmark text:name="y-3728"/>Nachdem der erste Charakter die Brücke zur Burg Talras überquert hat, startet ein Video.</text:p>
      <text:p text:style-name="P2"><text:bookmark text:name="y-3729"/>Die Kamera dreht sich in einer Fahrt um die Burg Talras und zeigt diese sehr <text:change-end text:change-id="ct178432904"/><text:change text:change-id="ct178671448"/><text:change-start text:change-id="ct178665536"/>detailliert.<text:change-end text:change-id="ct178665536"/><text:change-start text:change-id="ct178671824"/></text:p>
      <text:p text:style-name="P2"><text:bookmark text:name="y-3730"/>Das soll den Spielern unter anderem einen Überblick über die Burg verschaffen.</text:p>
      <text:p text:style-name="P2"><text:bookmark text:name="y-3731"/>Das Musikstück <text:change-end text:change-id="ct178671824"/><text:change text:change-id="ct178672336"/><text:change-start text:change-id="ct178671608"/>„<text:change-end text:change-id="ct178671608"/><text:change-start text:change-id="ct178658056"/>TheCastle.mp3<text:change-end text:change-id="ct178658056"/><text:change text:change-id="ct178658152"/><text:change-start text:change-id="ct178673208"/>“<text:change-end text:change-id="ct178673208"/><text:change-start text:change-id="ct178673400"/> wird abgespielt.</text:p>
      <text:p text:style-name="P5"><text:bookmark text:name="d0dv0"/></text:p>
      <text:h text:style-name="P12" text:outline-level="2"><text:bookmark text:name="k9_1"/>Video “Der Herzog von Talras”</text:h>
      <text:p text:style-name="P2"><text:bookmark text:name="sf0u0"/>Sobald der erste Charakter die Innenburg von Talras betreten hat, startet ein Video.</text:p>
      <text:p text:style-name="P2">Die Kamera zeigt den Hof der Innenburg.</text:p>
      <text:p text:style-name="P2">Das Musikstück <text:change-end text:change-id="ct178673400"/><text:change text:change-id="ct178673496"/><text:change-start text:change-id="ct178673856"/>„<text:change-end text:change-id="ct178673856"/><text:change-start text:change-id="ct178673952"/>TheDukeOfTalras.mp3<text:change-end text:change-id="ct178673952"/><text:change text:change-id="ct178674048"/><text:change-start text:change-id="ct178674144"/>“<text:change-end text:change-id="ct178674144"/><text:change-start text:change-id="ct178447416"/> wird abgespielt.</text:p>
      <text:p text:style-name="P2">In der Innenburg steht der Herzog mit einigen Leuten und vor ihm die Charaktere der Spieler.</text:p>
      <text:p text:style-name="P2">Dann folgt folgender Dialog (Der Herzog spricht von den Charakteren in der dritten Person Plural. Das war im Mittelalter bei Adligen so üblich.):<text:bookmark text:name="m3od0"/></text:p>
      <text:p text:style-name="P2"><text:bookmark text:name="sf0u2"/>Herzog: <text:change-end text:change-id="ct178447416"/><text:change text:change-id="ct178446584"/><text:change-start text:change-id="ct178675160"/>„<text:change-end text:change-id="ct178675160"/><text:change-start text:change-id="ct178445264"/>Nun, sie sind also die Vasallen von denen mir berichtet wurde. Sie sollen rasch sprechen. <text:soft-page-break/>Was treibt sie in diese Gegend?<text:change-end text:change-id="ct178445264"/><text:change text:change-id="ct178447264"/><text:change-start text:change-id="ct178447512"/>“<text:change-end text:change-id="ct178447512"/><text:change-start text:change-id="ct178446072"/></text:p>
      <text:p text:style-name="P2"><text:bookmark text:name="sf0u3"/>Charakter von Spieler 1: <text:change-end text:change-id="ct178446072"/><text:change text:change-id="ct178445488"/><text:change-start text:change-id="ct178660064"/>„<text:change-end text:change-id="ct178660064"/><text:change-start text:change-id="ct178447688"/>Wir wollen Euch bei Eurem Kampf gegen die Orks und Dunkelelfen unterstützen. Das ist der Grund, warum wir kamen.<text:bookmark text:name="vg-k1"/><text:change-end text:change-id="ct178447688"/><text:change text:change-id="ct178446848"/><text:change-start text:change-id="ct178446944"/>“<text:change-end text:change-id="ct178446944"/><text:change-start text:change-id="ct178511272"/></text:p>
      <text:p text:style-name="P2">Herzog: <text:change-end text:change-id="ct178511272"/><text:change text:change-id="ct178660160"/><text:change-start text:change-id="ct178660256"/>„<text:change-end text:change-id="ct178660256"/><text:change-start text:change-id="ct178513128"/>Es freut mich zu hören in ihnen weitere Verbündete gegen den Feind gefunden zu haben. Wir benötigen jeden verfügbaren Mann. Sie sollen mir die Treue für das bevorstehende Gefecht schwören und sie werden eine Aufgabe erhalten.<text:change-end text:change-id="ct178513128"/><text:change text:change-id="ct178511368"/><text:change-start text:change-id="ct178513472"/>“<text:change-end text:change-id="ct178513472"/><text:change-start text:change-id="ct178514240"/></text:p>
      <text:p text:style-name="P2"><text:bookmark text:name="n5oa0"/></text:p>
      <text:p text:style-name="P2">Die Charaktere kni<text:change-end text:change-id="ct178514240"/><text:change text:change-id="ct178674240"/><text:change-start text:change-id="ct178677864"/>en nieder.<text:bookmark text:name="n5oa1"/></text:p>
      <text:p text:style-name="P2"><text:bookmark text:name="n5oa2"/></text:p>
      <text:p text:style-name="P2">Charakter: “Wir schwören Euch die Treue und werden Euch im bevorstehenden Kampf zur Seite stehen.<text:bookmark text:name="c4dn0"/>”</text:p>
      <text:p text:style-name="P2"><text:bookmark text:name="c4dn1"/></text:p>
      <text:p text:style-name="P2">Herzog: “Auf dann! Mein getreuer Ritter Markward wird sie mit ihrer Aufgabe vertraut machen und sie ein wenig über die Situation aufklären.”</text:p>
      <text:p text:style-name="P2"><text:bookmark text:name="n5oa4"/></text:p>
      <text:p text:style-name="P2"><text:bookmark text:name="y-3734"/>Danach wendet der Herzog sich mit seinem Gefolge ab und geht.</text:p>
      <text:p text:style-name="P2"><text:bookmark text:name="y-3735"/>Der Ritter Markward tritt hervor, um den Charakteren ihre Aufgabe zu erklären und folgender Dialog wird gesprochen:</text:p>
      <text:p text:style-name="P2"><text:bookmark text:name="w5ru0"/></text:p>
      <text:p text:style-name="P2"><text:bookmark text:name="y-3736"/>Markward: “Wie ihr wisst sind die Dunkelelfen mit einem Heer von Orks ins Königreich eingefallen. Es ist nur noch eine Frage der Zeit</text:p>
      <text:p text:style-name="P2"><text:bookmark text:name="y-3737"/>bis sie auch Talras angreifen werden. Wir brauchen also jeden Kampffähigen, den wir finden können. Vor einer Weile sind einige</text:p>
      <text:p text:style-name="P2"><text:bookmark text:name="y-3738"/>merkwürdig aussehende Krieger nach Talras gekommen. Sie kamen von weit her, aus dem Norden, mit einem Schiff. Der Herzog ist sich sicher, dass</text:p>
      <text:p text:style-name="P2"><text:bookmark text:name="y-3739"/>sie wegen des bevorstehenden Krieges hier sind. Eure Aufgabe wird es sein, herauszufinden, ob der Herzog mit ihnen ein Bündnis eingehen kann. Sie haben ihr Lager nicht weit vor der Burg errichtet. Ihr werdet den Weg schon finden. Viel Glück!”</text:p>
      <text:p text:style-name="P2"><text:bookmark text:name="gm_p0"/></text:p>
      <text:p text:style-name="P2"><text:bookmark text:name="y-3740"/>(Alternativ: Die Charaktere wenden sich ab und gehen.)</text:p>
      <text:p text:style-name="P2">Dann erhalten die Spieler <text:change-end text:change-id="ct178677864"/><text:change text:change-id="ct178677960"/><text:change-start text:change-id="ct178680264"/>den Auftrag<text:change-end text:change-id="ct178680264"/><text:change-start text:change-id="ct178680360"/> <text:change-end text:change-id="ct178680360"/><text:change text:change-id="ct178680456"/><text:change-start text:change-id="ct178680552"/>„<text:change-end text:change-id="ct178680552"/><text:change-start text:change-id="ct178680648"/>Die Nordmänner<text:change-end text:change-id="ct178680648"/><text:change text:change-id="ct178680744"/><text:change-start text:change-id="ct178680840"/>“<text:change-end text:change-id="ct178680840"/><text:change-start text:change-id="ct178678640"/>.<text:bookmark text:name="ps3h1"/></text:p>
      <text:p text:style-name="P5"/>
      <text:h text:style-name="P13" text:outline-level="2"><text:bookmark text:name="k9_10"/>Video<text:bookmark text:name="th_k0"/> “Der Anführer”</text:h>
      <text:p text:style-name="P5"/>
      <text:p text:style-name="P4">S<text:bookmark text:name="th_k1"/>obald der erste Charakter das Lager der Nordmänner betreten hat, startet ein Video.</text:p>
      <text:p text:style-name="P2">D<text:bookmark text:name="rynk0"/>ie Kamera zeigt die Charaktere wie sie das Lager betreten.</text:p>
      <text:p text:style-name="P2">D<text:bookmark text:name="f3hv0"/>as Musikstück <text:change-end text:change-id="ct178678640"/><text:change text:change-id="ct178516352"/><text:change-start text:change-id="ct178682032"/>„<text:change-end text:change-id="ct178682032"/><text:change-start text:change-id="ct178682200"/>TheChief.mp3<text:change-end text:change-id="ct178682200"/><text:change text:change-id="ct178682296"/><text:change-start text:change-id="ct178682392"/>“<text:change-end text:change-id="ct178682392"/><text:change-start text:change-id="ct178682488"/> wird abgespielt.</text:p>
      <text:p text:style-name="P2">D<text:bookmark text:name="xbfw0"/>er Nordmann Ricman stellt sich ihnen in den Weg.</text:p>
      <text:p text:style-name="P2"/>
      <text:p text:style-name="P2"><text:bookmark text:name="g5tx0"/>R<text:bookmark text:name="g5tx1"/>icman: <text:change-end text:change-id="ct178682488"/><text:change text:change-id="ct178682584"/><text:change-start text:change-id="ct178663128"/>„<text:change-end text:change-id="ct178663128"/><text:change-start text:change-id="ct178663224"/>Was wollt ihr hier?<text:change-end text:change-id="ct178663224"/><text:change text:change-id="ct178663320"/><text:change-start text:change-id="ct178663416"/>“<text:change-end text:change-id="ct178663416"/><text:change-start text:change-id="ct178519112"/></text:p>
      <text:p text:style-name="P2">C<text:bookmark text:name="g5tx2"/>harakter von Spieler 1: <text:change-end text:change-id="ct178519112"/><text:change text:change-id="ct178663512"/><text:change-start text:change-id="ct178520120"/>„<text:change-end text:change-id="ct178520120"/><text:change-start text:change-id="ct178673112"/>Wir wollen mit Eurem Anführer sprechen. Der Herzog Heimrich von Talras schickt uns.<text:change-end text:change-id="ct178673112"/><text:change text:change-id="ct178672688"/><text:change-start text:change-id="ct178672912"/>“<text:change-end text:change-id="ct178672912"/><text:change-start text:change-id="ct178700608"/></text:p>
      <text:p text:style-name="P2">R<text:bookmark text:name="jd9e0"/>icman: “(Lachend) Der Herzog von Talras? Wieso kommt er nicht persönlich? Macht dass ihr wegkommt!”</text:p>
      <text:p text:style-name="P2"/>
      <text:p text:style-name="P2"><text:bookmark text:name="jd9e1"/>I<text:bookmark text:name="jd9e2"/>n der Zwischenzeit nähert sich Wigberht von hinten.</text:p>
      <text:p text:style-name="P2"/>
      <text:p text:style-name="P2"><text:bookmark text:name="jd9e3"/>W<text:bookmark text:name="jd9e4"/>igberht: “Lass sie!” (Zu Ricman)</text:p>
      <text:p text:style-name="P2"/>
      <text:p text:style-name="P2"><text:bookmark text:name="r2_:0"/>R<text:bookmark text:name="r2_:1"/>icman dreht sich um und sieht Wigberht, dann stellt er sich auf die Seite neben Wigberht. <text:soft-page-break/>Wigberht geht auf die Charaktere zu.</text:p>
      <text:p text:style-name="P2">O<text:bookmark text:name="rc550"/>bwohl Wigberht eigentlich in den Augen der Menschen ein Adliger ist, redet er nie in der dritten Person Plural mit anderen Leuten.</text:p>
      <text:p text:style-name="P2"/>
      <text:p text:style-name="P2"><text:bookmark text:name="rc551"/>W<text:bookmark text:name="r2_:3"/>igberht: “Was wollt ihr von mir?”</text:p>
      <text:p text:style-name="P2">C<text:bookmark text:name="r2_:4"/>harakter: “Heimrich, der Herzog von Talras, möchte wissen, ob er ein Bündnis mit Euch und Euren Männern eingehen kann. Er braucht Unterstützung im Kampf gegen den Feind.”</text:p>
      <text:p text:style-name="P2">W<text:bookmark text:name="xolt0"/>igberht: “Wieso sollte ich ein Bündnis mit ihm eingehen?”</text:p>
      <text:p text:style-name="P2">C<text:bookmark text:name="wi2.0"/>harakter: “Gemeinsam habt ihr eine größere Chance den Feind zu bezwingen.”</text:p>
      <text:p text:style-name="P2">W<text:bookmark text:name="wi2.1"/>igberht: “Den Feind zu bezwingen? Seht, ich werde euch erklären, warum meine Männer und ich hier sind. Mein Vater, ein Kriegsherr des Nordens, wurde von Dunkelelfen aus meiner Heimat verschleppt. Wir fuhren hierher, da wir von einer Invasion der Orks und Dunkelelfen in dieses Königreich hörten.”</text:p>
      <text:p text:style-name="P2">Wigberht: “Wir machen hier Rast, um herauszufinden wie groß das Heer der Orks und Dunkelelfen ist, das in dieses Land eingefallen ist und dann greifen wir es an. Wir müssen uns durch ihre Linien schlagen, um meinen Vater befreien zu können.”</text:p>
      <text:p text:style-name="P2">C<text:bookmark text:name="tsn40"/>harakter: “Ihr paar wollt das Heer der Orks und Dunkelelfen angreifen? Das ist Wahnsinn.”</text:p>
      <text:p text:style-name="P2">W<text:bookmark text:name="tsn41"/>igberht: “Der einzige Weg führt durch die ihre Reihen. Da wir nicht wissen, wohin sie meinen Vater verschleppt haben, haben wir keine Wahl und werden so viele dieser Bastarde abschlachten, bis wir ihn gefunden und befreit haben. Dieser Herzog, der euch schickt, harrt in seiner Burg aus bis der Feind ihn angreift oder aushungern lässt. Wir sind keine Feiglinge, wir stellen uns dem Feind."</text:p>
      <text:p text:style-name="P2">C<text:bookmark text:name="g5600"/>harakter: “Und wann wollt ihr angreifen?”</text:p>
      <text:p text:style-name="P2">W<text:bookmark text:name="haxa0"/>igberht: “Einer unserer Späher hat gestern eine Vorhut der Orks entdeckt. Sie befindet sich irgendwo im nördlichen Wald. Sobald wir bereit sind, schlagen wir zu. Wenn es euch beliebt dann kommt mit. Ihr seht aus, als würdet ihr gerne ein paar Orks abschlachten.”</text:p>
      <text:p text:style-name="P2">C<text:bookmark text:name="ofat0"/>harakter: “Und was wird aus dem Bündnis?”</text:p>
      <text:p text:style-name="P2">W<text:bookmark text:name="ofat1"/>igberht: “Beweist mir, dass ihr kampfstark seid und ich werde mir überlegen, ob wir noch eine Weile hier bleiben, um den Herzog zu unterstützen.”</text:p>
      <text:p text:style-name="P2">C<text:bookmark text:name="ofat2"/>harakter: “Sieht so aus als hätten wir keine Wahl ...”</text:p>
      <text:p text:style-name="P2">W<text:bookmark text:name="la0j0"/>igberht: “Exakt.”</text:p>
      <text:p text:style-name="P2"/>
      <text:p text:style-name="P2"><text:bookmark text:name="jxvn0"/>D<text:bookmark text:name="jxvn1"/>ann ist der Video zu Ende und ein Hinweis wird eingeblendet:</text:p>
      <text:p text:style-name="P2"/>
      <text:p text:style-name="P2"><text:bookmark text:name="flk-0"/>S<text:bookmark text:name="flk-1"/>prechen Sie Wigberht an, um die Vorhut der Orks anzugreifen.</text:p>
      <text:p text:style-name="P2"/>
      <text:p text:style-name="P2"><text:bookmark text:name="fcl40"/>E<text:bookmark text:name="fcl41"/>ine Dialogoption wird hinzugefügt, die eine Abstimmung einleitet.</text:p>
      <text:p text:style-name="P2">S<text:bookmark text:name="br-d0"/>timmt die Mehrheit der Spieler dafür, mit dem Angriff zu beginnen, geht der Kampf los.</text:p>
      <text:p text:style-name="P2">A<text:bookmark text:name="ku7d0"/>ußerdem haben die Spieler das erste Ziel des Auftrags "Die Nordmänner" erfüllt.</text:p>
      <text:h text:style-name="P13" text:outline-level="2"><text:bookmark text:name="br-d2"/></text:h>
      <text:h text:style-name="P13" text:outline-level="2"><text:bookmark text:name="k9_11"/>Video<text:bookmark text:name="hymp0"/> “Das erste Gefecht<text:bookmark text:name="gm_p1"/>”</text:h>
      <text:p text:style-name="P2"><text:bookmark text:name="y-3741"/>Sobald die Mehrheit der Spieler für das Beginnen des Angriffs gestimmt hat, startet ein Video.</text:p>
      <text:p text:style-name="P2"><text:bookmark text:name="y-3742"/>Die Kamera zeigt die Nordmänner und die Charaktere, wie sie durch den Wald laufen.</text:p>
      <text:p text:style-name="P2"><text:bookmark text:name="y-3743"/>Das Musikstück “TheFirstCombat.mp3” wird abgespielt.</text:p>
      <text:p text:style-name="P2"><text:bookmark text:name="y-ze0"/></text:p>
      <text:p text:style-name="P2"><text:bookmark text:name="y-3744"/>Allen voran läuft Wigberht mit seinem Getreuen Ricman, hinter ihnen laufen die Charaktere und Nordmänner.</text:p>
      <text:p text:style-name="P2"><text:bookmark text:name="y-3745"/>Nach einer Weile blendet die Kamera über und man sieht das Lager der Orks in einer Kameradrehung.</text:p>
      <text:p text:style-name="P2"><text:bookmark text:name="y-3746"/><text:soft-page-break/>Dann blendet die Kamera wieder über und man sieht einen Hügel vor dem Lager der Orks.</text:p>
      <text:p text:style-name="P2"><text:bookmark text:name="y-3747"/>Man sieht wie Wigberht auf den Hügel kommt und stehen bleibt. Ihm folgen alle beteiligten Kriegsleute. Er hebt seinen Zweihänder in die Luft und ruft "Heil dir, Vater!".</text:p>
      <text:p text:style-name="P2"><text:bookmark text:name="y-3748"/>Daraufhin heben alle Kriegsleute ihre Waffen und brüllen. Die Gruppe rennt den Hügel hinab. Man sieht wieder die Orks, die sich in Richtung der Gruppe drehen und brüllen und ebenfalls <text:change-end text:change-id="ct178700608"/><text:change text:change-id="ct178700736"/><text:change-start text:change-id="ct178700304"/>los rennen.<text:change-end text:change-id="ct178700304"/><text:change-start text:change-id="ct178708968"/></text:p>
      <text:p text:style-name="P2"><text:bookmark text:name="y-3749"/>Dann sieht man das Feld auf dem sich die Gruppen treffen und ein spektakulärer Kampf entsteht.</text:p>
      <text:p text:style-name="P2"><text:bookmark text:name="y-3750"/>Wigberht springt in die Luft und schlägt mit seinem Zweihänder auf den Boden ein. Die daraufhin entstehende Druckwelle schleudert einen Teil der Orks weg. Danach metzelt er die Orks brutal nieder.</text:p>
      <text:p text:style-name="P2"><text:bookmark text:name="y-3751"/>Auch Ricman und die anderen Nordmänner kämpfen auf brutalste Weise.</text:p>
      <text:p text:style-name="P2">Anmerkung (2009-08-11): Die Szene mit dem Orkmagier ist eventuell zu aufwendig als dass es sich lohnen würde, sie umzusetzen.</text:p>
      <text:p text:style-name="P2">Plötzlich wechselt die Kamera zu einem Orkmagier, der einen Feuerball in der Hand schweben lässt. Er schleudert ihn los und die Kamera folgt dem Feuerball. Man sieht dabei, dass dieser auf Wigberht zufliegt. Die Kamera wechselt zu Ricman der gerade einen Ork erschlagen hat und den Feuerball sieht. Er rennt los. Der Feuerball ist schon nah bei Wigberht da springt Ricman mit seinem Schild vor ihn und der Feuerball prallt am Schild ab. Dann rennt Ricman auf den Magier zu. Dieser will gerade einen neuen Feuerball werfen, doch Ricman wirft seinen riesigen Speer und der Ork wird durchbohrt und rutscht dabei einige Meter nach hinten.</text:p>
      <text:p text:style-name="P2"><text:bookmark text:name="y-3752"/>Wigberht hat das mitbekommen und sieht, dass aus der Richtung des Magiers neue Orks kommen, also rennt er zu Ricman.</text:p>
      <text:p text:style-name="P5"><text:bookmark text:name="au_50"/></text:p>
      <text:h text:style-name="P13" text:outline-level="2">Auftragsablauf “Die Nordmänner”</text:h>
      <text:p text:style-name="P2"><text:bookmark text:name="y-3755"/>Die Charaktere beginnen mitten im Gefecht, dass man im Video bereits gesehen hat.</text:p>
      <text:p text:style-name="P2"><text:bookmark text:name="y-3756"/>Zunächst wird folgender Hinweis eingeblendet:</text:p>
      <text:p text:style-name="P2"><text:bookmark text:name="nidg0"/>"Unterstützen Sie Wigberht und seine Männer und besiegen sie die Orks und Dunkelelfen."</text:p>
      <text:p text:style-name="P2"><text:bookmark text:name="ybbj0"/></text:p>
      <text:p text:style-name="P2"><text:bookmark text:name="y-3758"/>Das Schlachtfeld ist die Wiese vor dem Lager der Orks und Dunkelelfen. Die Charaktere können sich während des Auftrags nur in diesem Gebiet bewegen. Auf dem Hügel neben dem Schlachtfeld gibt es außerdem einen Schrein, der automatisch für alle Charaktere aktiviert wurde.<text:bookmark text:name="n0ei0"/></text:p>
      <text:p text:style-name="P2"><text:bookmark text:name="y-3759"/>Die Orks und Dunkelelfen erhalten regelmäßig Verstärkung die am Waldrand im Lager eintrifft.</text:p>
      <text:p text:style-name="P2">Auch die Nordmänner und Charaktere bekommen unerwartet Verstärkung von einigen Jägern, Waldläufern und Bauern.</text:p>
      <text:p text:style-name="P2"/>
      <text:p text:style-name="P2">Sobald die Orks und Dunkelelfen aus dem Video getötet wurden, sagt Ricman folgendes:</text:p>
      <text:p text:style-name="P2">“Diese verdammten Hunde haben Verstärkung gerufen. Macht euch bereit Männer!”</text:p>
      <text:p text:style-name="P2"/>
      <text:p text:style-name="P2">Daraufhin werden an den drei Erzeugungspunkten am Waldrand neue Truppen erschaffen, die sich aus dem Lager heraus auf die Nordmänner und Charaktere zubewegen.</text:p>
      <text:p text:style-name="P2">Im Lager befinden sich bereits einige Krieger, auch auf den Palisadentürmen stehen Armbrustschützen, die nur schwer zu töten sind.</text:p>
      <text:p text:style-name="P2"/>
      <text:p text:style-name="P2">Bei den drei weiteren Verstärkungswellen sagt Ricman folgendes:</text:p>
      <text:p text:style-name="P2">“Schon wieder ein neuer Trupp.”</text:p>
      <text:p text:style-name="P2">“Verdammt, wo haben die sich alle verkrochen? Schlachtet sie!”</text:p>
      <text:p text:style-name="P2">“Hört das denn nie auf? Ich hab ja Zeit und Lust jeden verdammten Ork und Dunkelelf in dieser Welt ins Jenseits zu schicken.”</text:p>
      <text:p text:style-name="P2">Nach der vierten Verstärkungswelle trifft eine Gruppe Waldläufer ein, die dem Schlachtenlärm gefolgt ist. Ihr Anführer sagt folgendes:</text:p>
      <text:p text:style-name="P2">“He ihr da! Wir sind gekommen, um euch zu unterstützen. Vertreiben wir diese Brut aus unserem <text:soft-page-break/>Land!”</text:p>
      <text:p text:style-name="P2"/>
      <text:p text:style-name="P2">Daraufhin bewegt sich die Verstärkung ins Schlachtengetümmel.</text:p>
      <text:p text:style-name="P2">Bei den beiden weiteren Verstärkungswellen werden folgende Sätze eingeblendet:</text:p>
      <text:p text:style-name="P2">Wigberht: “Bastarde, kommt her und spürt meine Klinge!”</text:p>
      <text:p text:style-name="P2">Anführer der Waldläufer: “Scheiße, das sind einfach zu viele!”</text:p>
      <text:p text:style-name="P2"/>
      <text:p text:style-name="P2">Ist die letzte Welle dezimiert, treffen Bauern vom Hof vor Talras ein:</text:p>
      <text:p text:style-name="P2">Oberbauer: “Kommt Leute, helfen wir ihnen! Tötet alle Feinde!”</text:p>
      <text:p text:style-name="P2"/>
      <text:p text:style-name="P2">Daraufhin trifft die allerletzte Welle der Orks und Dunkelelfen mit enorm starken Kriegern ein.</text:p>
      <text:p text:style-name="P2">Wigberht: <text:change-end text:change-id="ct178708968"/><text:change text:change-id="ct178709064"/><text:change-start text:change-id="ct178711712"/>“<text:change-end text:change-id="ct178711712"/><text:change-start text:change-id="ct178711936"/>Es scheint interessant zu werden.<text:change-end text:change-id="ct178711936"/><text:change text:change-id="ct178712032"/><text:change-start text:change-id="ct178712128"/>”<text:change-end text:change-id="ct178712128"/><text:change-start text:change-id="ct178522200"/></text:p>
      <text:p text:style-name="P2"><text:bookmark text:name="manc0"/></text:p>
      <text:h text:style-name="P13" text:outline-level="2"><text:bookmark text:name="k9_12"/>Video “Wigberht”</text:h>
      <text:p text:style-name="P2"><text:bookmark text:name="y-3762"/>Ist die letzte Welle besiegt, folgt ein Video.</text:p>
      <text:p text:style-name="P2"><text:bookmark text:name="y-3763"/>Das Musikstück “Wigberht.mp3” wird abgespielt.<text:bookmark text:name="bixa0"/></text:p>
      <text:p text:style-name="P2"><text:bookmark text:name="y-3764"/>Man sieht wieder den Kampf in vollem Gange. Die Kamera dreht weg vom Kampf in Richtung Orklager. Ein großer Orkanführer <text:change-end text:change-id="ct178522200"/><text:change-start text:change-id="ct178712792"/>(Anmerkung von 2009-03-14: Möglicherweise unter Verwendung des Behemothreitermodels) <text:change-end text:change-id="ct178712792"/><text:change-start text:change-id="ct178714592"/>kommt mit einige Leibwachen angelaufen.</text:p>
      <text:p text:style-name="P2"><text:bookmark text:name="y-3765"/>Die Kamera dreht wieder zurück. Wigberht hört auf zu kämpfen. Seine Männer töten noch die letzten Orks und drehen sich dann auch zum Orkanführer. Man sieht wieder den Orkanführer. Er hebt den Arm und zeigt auf Wigberht und brüllt folgenden Text:</text:p>
      <text:p text:style-name="P2"><text:bookmark text:name="vtmu0"/></text:p>
      <text:p text:style-name="P2"><text:bookmark text:name="y-3766"/>“Du elender Hund<text:change-end text:change-id="ct178714592"/><text:change text:change-id="ct178714688"/><text:change-start text:change-id="ct178713488"/>,<text:change-end text:change-id="ct178713488"/><text:change-start text:change-id="ct178714168"/> <text:change-end text:change-id="ct178714168"/><text:change text:change-id="ct178714264"/><text:change-start text:change-id="ct178714360"/>d<text:change-end text:change-id="ct178714360"/><text:change-start text:change-id="ct178683856"/>ieses Königreich ist dem Untergang geweiht<text:change-end text:change-id="ct178683856"/><text:change text:change-id="ct178683952"/><text:change-start text:change-id="ct178683712"/>!<text:change-end text:change-id="ct178683712"/><text:change-start text:change-id="ct178525328"/> Was willst du mit deiner kleinen Heerschar schon erreichen?“</text:p>
      <text:p text:style-name="P2"><text:bookmark text:name="s97k0"/></text:p>
      <text:p text:style-name="P2"><text:bookmark text:name="y-3767"/>Man sieht wieder Wigberht und er brüllt zurück:</text:p>
      <text:p text:style-name="P2"><text:bookmark text:name="bixa1"/></text:p>
      <text:p text:style-name="P2"><text:bookmark text:name="y-3768"/>“Geh mir aus dem Weg Untier, du bist kein würdiger Gegner für mich!“</text:p>
      <text:p text:style-name="P2"><text:bookmark text:name="c42m1"/></text:p>
      <text:p text:style-name="P2">Der Orkanführer brüllt:</text:p>
      <text:p text:style-name="P2"><text:bookmark text:name="c42m2"/></text:p>
      <text:p text:style-name="P2"><text:bookmark text:name="y-3770"/>“Würdig? Was verstehst du schon von Würde<text:change-end text:change-id="ct178525328"/><text:change-start text:change-id="ct178717696"/>, Mensch<text:change-end text:change-id="ct178717696"/><text:change-start text:change-id="ct178717448"/>?”,</text:p>
      <text:p text:style-name="P2">und lacht.<text:change-end text:change-id="ct178717448"/><text:change-start text:change-id="ct178685848"/></text:p>
      <text:p text:style-name="P2"/>
      <text:p text:style-name="P2">Dann dreht er sich zu einem seiner Wächter und sagt:</text:p>
      <text:p text:style-name="P2">“Tötet den Bastard!”<text:change-end text:change-id="ct178685848"/><text:change-start text:change-id="ct178686496"/></text:p>
      <text:p text:style-name="P2"><text:bookmark text:name="zlxa0"/></text:p>
      <text:p text:style-name="P2"><text:bookmark text:name="y-3771"/>Daraufhin renn<text:change-end text:change-id="ct178686496"/><text:change text:change-id="ct178526368"/><text:change-start text:change-id="ct178685984"/>en die<text:change-end text:change-id="ct178685984"/><text:change-start text:change-id="ct178720136"/> Leibwachen <text:change-end text:change-id="ct178720136"/><text:change text:change-id="ct178720232"/><text:change-start text:change-id="ct178720328"/>los<text:change-end text:change-id="ct178720328"/><text:change-start text:change-id="ct178720640"/>. Man sieht wieder Wigberht der langsam los läuft. Seine Männer bleiben stehen und sehen zu.</text:p>
      <text:p text:style-name="P2"><text:bookmark text:name="y-3772"/>Die Leibwachen des <text:change-end text:change-id="ct178720640"/><text:change text:change-id="ct178686200"/><text:change-start text:change-id="ct178720496"/>Anführers<text:change-end text:change-id="ct178720496"/><text:change-start text:change-id="ct178721304"/> <text:change-end text:change-id="ct178721304"/><text:change text:change-id="ct178721400"/><text:change-start text:change-id="ct178528944"/>rennen auf den langsam laufenden Wigberht zu.</text:p>
      <text:p text:style-name="P2"><text:bookmark text:name="y-3773"/>Dieser hebt sein Schwert langsam hoch, kurz bevor sie auf ihn treffen.</text:p>
      <text:p text:style-name="P2"><text:bookmark text:name="y-3774"/>Dann holt er aus und schlägt zu. Die Leibwachen fliegen meterweit weg und sterben. Man sieht wie der Anführer zornig auf ihn zu rennt. Wigberht holt wieder aus und schlägt zu.</text:p>
      <text:p text:style-name="P2"><text:bookmark text:name="y-3775"/>Der Orkanführer fliegt rückwärts und stirbt.</text:p>
      <text:p text:style-name="P2"><text:bookmark text:name="y-3776"/>Die Kamera blendet über.</text:p>
      <text:p text:style-name="P2"><text:bookmark text:name="y-3777"/>Wigberht geht zu den Charakteren und spricht folgenden Text:</text:p>
      <text:p text:style-name="P2">“Ihr habt mir bewiesen, dass ihr kämpfen könnt und Mut besitzt. <text:change-end text:change-id="ct178528944"/><text:change text:change-id="ct178038288"/><text:change-start text:change-id="ct189742872"/><text:span text:style-name="T1">Berichtet</text:span><text:change-end text:change-id="ct189742872"/><text:change-start text:change-id="ct193962072"/> dem Herzog, dass wir ihn gegen die Dunkelelfen und Orks unterstützen werden.”</text:p>
      <text:p text:style-name="P2"><text:bookmark text:name="iavb1"/>Dann läuft er mit seinen Leuten an den Charakteren in Richtung ihres Lagers weiter.</text:p>
      <text:p text:style-name="P2"><text:bookmark text:name="y-3781"/><text:soft-page-break/>Die Kamera schwenkt noch mal über das Lager und zeigt die Leichen der Gefallenen und das Blut.</text:p>
      <text:p text:style-name="P2"><text:bookmark text:name="tkjx0"/>Der Video ist zu Ende und die Spieler haben das zweite Ziel des Auftrags "Die Nordmänner" erfüllt.</text:p>
      <text:p text:style-name="P2">Außerdem erhalten sie das bis dahin verborgene 3. Auftragsziel des Auftrags “Die Nordmänner”.</text:p>
      <text:p text:style-name="P5"><text:bookmark text:name="xd3d0"/></text:p>
      <text:h text:style-name="P13" text:outline-level="2"><text:bookmark text:name="exrs2"/>Video <text:bookmark text:name="k9_121"/>“Ein neues Bündnis<text:bookmark text:name="k9_122"/>”</text:h>
      <text:p text:style-name="P2"><text:bookmark text:name="y-3785"/>Haben die Spieler das zweite Ziel des Auftrags “Die Nordmänner” erfüllt und ein Charakter betritt die Innenburg von Talras, startet ein Video. Außerdem ist das dritte Ziel und somit auch der gesamte Auftrag “Die Nordmänner” abgeschlossen.</text:p>
      <text:p text:style-name="P2"><text:bookmark text:name="y-3786"/>Die Kamera zeigt wieder den Hof der Innenburg.</text:p>
      <text:p text:style-name="P2"><text:bookmark text:name="y-3787"/>Das Musikstück <text:change-end text:change-id="ct193962072"/><text:change text:change-id="ct178528320"/><text:change-start text:change-id="ct178528744"/>„<text:change-end text:change-id="ct178528744"/><text:change-start text:change-id="ct178527088"/>ANewAlliance.mp3<text:change-end text:change-id="ct178527088"/><text:change text:change-id="ct178527440"/><text:change-start text:change-id="ct178725272"/>“<text:change-end text:change-id="ct178725272"/><text:change-start text:change-id="ct178725368"/> wird abgespielt.<text:bookmark text:name="epwy0"/></text:p>
      <text:p text:style-name="P2"><text:bookmark text:name="y-3788"/>Der Herzog steht wieder mit seinem Gefolge vor den Charakteren.</text:p>
      <text:p text:style-name="P2"><text:bookmark text:name="y-3789"/>Es folgt folgendes Gespräch:<text:bookmark text:name="dsu_0"/></text:p>
      <text:p text:style-name="P2"><text:bookmark text:name="dsu_1"/>Heimrich: “Was haben sie zu mir berichten?”</text:p>
      <text:p text:style-name="P2">Charakter: “Die Nordmänner sind bereit sich mit Euch zu verbünden. Sie werden Euch beim Kampf gegen die Dunkelelfen und Orks unterstützen<text:bookmark text:name="fbou0"/>.”</text:p>
      <text:p text:style-name="P2">Heimrich: “Dies freut mich zu hören. Jedoch brauche ich noch mehr Verbündete, um eine echte Chance gegen unseren Feind zu haben. Markward wird ihnen ihren nächsten Auftrag erteilen und sie für ih<text:bookmark text:name="dsu_2"/>r<text:bookmark text:name="epwy1"/>e Dienste entlohnen.<text:change-end text:change-id="ct178725368"/><text:change text:change-id="ct178728192"/><text:change-start text:change-id="ct178033184"/>“<text:change-end text:change-id="ct178033184"/><text:change-start text:change-id="ct178035368"/></text:p>
      <text:p text:style-name="P2"/>
      <text:p text:style-name="P2">Der Herzog wendet sich wieder ab und geht. Wieder tritt Markward herv<text:bookmark text:name="hf0s0"/>o<text:bookmark text:name="hf0s1"/>r und sagt Folgendes:</text:p>
      <text:p text:style-name="P2"/>
      <text:p text:style-name="P2">Markward: “Das war gute Arbeit. Mir ist von dem Kampf zu Ohren gekommen. Mit den Nordmännern haben wir ein paar starke Verbündete gewonnen.”</text:p>
      <text:p text:style-name="P2"/>
      <text:p text:style-name="P2">Markward: “Leider reicht das dem Herzog nicht aus. Er möchte absolut sicher gehen und deshalb benötigt er noch mehr Unterstützung. Flussaufwärts befindet sich eine Stadt namens Holzbruck. Sie ist eine reiche, unabhängige Handelsstadt, gut befestigt und mit einer Vielzahl von Kriegsleuten.”</text:p>
      <text:p text:style-name="P2"/>
      <text:p text:style-name="P2">Markward: “Deren Stadtrat kö<text:bookmark text:name="gqmh0"/>n<text:bookmark text:name="gqmh1"/>nte uns weitere Unterstützung schicken. Nun könntet ihr euch natürlich einfach auf den W<text:bookmark text:name="xuyr0"/>eg machen, jedoch ist dieser sehr lang und beschwerl<text:bookmark text:name="xuyr1"/>ich, da es außer dem <text:change-end text:change-id="ct178035368"/><text:change text:change-id="ct178033760"/><text:change-start text:change-id="ct178035016"/>Fluss<text:change-end text:change-id="ct178035016"/><text:change-start text:change-id="ct178033960"/> keine direkte Verbi<text:bookmark text:name="h5340"/>ndung nach Holzbruck gibt.”</text:p>
      <text:p text:style-name="P2"/>
      <text:p text:style-name="P2">Markward: “Dabei kommt euch das Langboot der Nordmänner sehr gelegen, allerdings müsstet ihr sie natürlich auch davon überzeugen<text:bookmark text:name="dsu_3"/>, euch nach Holzbruck zu bringen. Wie ihr das anstellt oder ob ihr doch lieber den Fußweg nehmt, soll euch überlassen sein. Hier ist euer Lohn für eure bisherigen Dienste. Abermals wünsche ich euch viel Glück! <text:bookmark text:name="gqmh01"/><text:bookmark text:name="gqmh11"/><text:bookmark text:name="xuyr01"/><text:bookmark text:name="xuyr11"/><text:bookmark text:name="h53401"/>”</text:p>
      <text:p text:style-name="P2"/>
      <text:p text:style-name="P2">Die Spieler erhalten den Auftrag “Der Weg nach Holzbruck”.</text:p>
      <text:p text:style-name="P2">Ein Sprecher spricht folgenden Text:</text:p>
      <text:p text:style-name="P2">“Die aktuelle Version von “Die Macht des Feuers” endet hier. Sobald die Reise nach Holzbruck angetreten wird, ist das Spiel zu Ende.”</text:p>
      <text:p text:style-name="P2"/>
      <text:h text:style-name="P13" text:outline-level="2">Video “Flussaufwärts”</text:h>
      <text:p text:style-name="P2">Hat ein Charakter bei Wigberht eine Abstimmung <text:change-end text:change-id="ct178033960"/><text:change text:change-id="ct178037304"/><text:change-start text:change-id="ct178036848"/>initiiert<text:change-end text:change-id="ct178036848"/><text:change-start text:change-id="ct178038488"/> und wurde diese mit einer Mehrheit für das Beenden des Spiels abgestimmt, so beginnt ein Video.</text:p>
      <text:p text:style-name="P2">Das Musikstück “Upstream.mp3” wird abgespielt.</text:p>
      <text:p text:style-name="P2">Man sieht, das leere Lager der Nordmänner und das Langboot daneben im Fluss. Es fährt langsam <text:soft-page-break/>flussaufwärts und die Kamera dreht leicht und bleibt dann stehen.</text:p>
      <text:p text:style-name="P2">Ist das Langboot weit genug gefahren, wird ausgeblendet und alle Mitwirkenden werden eingeblendet.<text:bookmark text:name="fcd.1"/><text:change-end text:change-id="ct1780384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lbany" svg:font-family="Albany"/>
    <style:font-face style:name="Arial" svg:font-family="Arial"/>
    <style:font-face style:name="OpenSymbol" svg:font-family="OpenSymbol"/>
    <style:font-face style:name="Times New Roman" svg:font-family="'Times New Roman'"/>
    <style:font-face style:name="Verdana" svg:font-family="Verdana"/>
    <style:font-face style:name="times new roman" svg:font-family="'times new roman'"/>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solid"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Heading" style:family="paragraph" style:next-style-name="Text_20_body" style:class="text">
      <style:paragraph-properties fo:margin-left="0.152cm" fo:margin-right="0.152cm" fo:margin-top="0.423cm" fo:margin-bottom="0.499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solid" style:font-name="Arial" fo:font-size="14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Text_20_body" style:display-name="Text body" style:family="paragraph" style:class="text">
      <style:paragraph-properties fo:margin-left="0cm" fo:margin-right="0cm" fo:margin-top="0cm" fo:margin-bottom="0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solid" style:font-name="Verdana" fo:font-size="10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Table_20_Contents" style:display-name="Table Contents" style:family="paragraph" style:class="extra">
      <style:paragraph-properties fo:margin-left="0cm" fo:margin-right="0cm" fo:margin-top="0cm" fo:margin-bottom="0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solid" style:font-name="Verdana" fo:font-size="10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Sender" style:family="paragraph" style:class="extra">
      <style:paragraph-properties fo:margin-left="0.152cm" fo:margin-right="0.152cm" fo:margin-top="0cm" fo:margin-bottom="0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solid" style:font-name="Verdana" fo:font-size="10pt" fo:language="en" fo:country="US" fo:font-style="italic" style:text-underline-style="solid" style:text-underline-width="auto" style:text-underline-color="font-color" fo:font-weight="normal" style:text-underline-mode="continuous" style:text-overline-mode="continuous" style:text-line-through-mode="continuous" fo:background-color="transparent"/>
    </style:style>
    <style:style style:name="List" style:family="paragraph" style:class="list">
      <style:paragraph-properties fo:margin-left="0cm" fo:margin-right="0cm" fo:margin-top="0cm" fo:margin-bottom="0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solid" style:font-name="Times New Roman" fo:font-size="12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Heading_20_1" style:display-name="Heading 1" style:family="paragraph" style:next-style-name="Text_20_body" style:class="text">
      <style:paragraph-properties fo:margin-left="0.152cm" fo:margin-right="0.152cm" fo:margin-top="0.423cm" fo:margin-bottom="0.499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solid" style:font-name="Times New Roman" fo:font-size="24pt" fo:language="en" fo:country="US" style:text-underline-style="solid" style:text-underline-width="auto" style:text-underline-color="font-color" fo:font-weight="bold" style:text-underline-mode="continuous" style:text-overline-mode="continuous" style:text-line-through-mode="continuous" fo:background-color="transparent"/>
    </style:style>
    <style:style style:name="Horizontal_20_Line" style:display-name="Horizontal Line" style:family="paragraph" style:next-style-name="Text_20_body" style:class="html">
      <style:paragraph-properties fo:margin-left="0.152cm" fo:margin-right="0.152cm" fo:margin-top="0cm" fo:margin-bottom="0.499cm" fo:line-height="100%" fo:text-align="start" style:justify-single-word="false" fo:text-indent="0cm" style:auto-text-indent="false" fo:background-color="transparent" style:border-line-width-bottom="0.002cm 0.035cm 0.002cm" fo:padding="0cm" fo:border-left="none" fo:border-right="none" fo:border-top="none" fo:border-bottom="0.039cm double #808080" style:writing-mode="lr-tb">
        <style:background-image/>
      </style:paragraph-properties>
      <style:text-properties fo:font-variant="normal" fo:text-transform="none" fo:color="#000000" style:text-line-through-style="solid" style:font-name="Verdana" fo:font-size="6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Heading_20_2" style:display-name="Heading 2" style:family="paragraph" style:next-style-name="Text_20_body" style:class="text">
      <style:paragraph-properties fo:margin-left="0.152cm" fo:margin-right="0.152cm" fo:margin-top="0.423cm" fo:margin-bottom="0.499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solid" style:font-name="Albany" fo:font-size="14pt" fo:language="en" fo:country="US" fo:font-style="italic" style:text-underline-style="solid" style:text-underline-width="auto" style:text-underline-color="font-color" fo:font-weight="bold" style:text-underline-mode="continuous" style:text-overline-mode="continuous" style:text-line-through-mode="continuous" fo:background-color="transparent"/>
    </style:style>
    <style:style style:name="Caption" style:family="paragraph" style:class="extra">
      <style:paragraph-properties fo:margin-left="0.152cm" fo:margin-right="0.152cm" fo:margin-top="0.212cm" fo:margin-bottom="0.212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solid" style:font-name="Times New Roman" fo:font-size="12pt" fo:language="en" fo:country="US" fo:font-style="italic" style:text-underline-style="solid" style:text-underline-width="auto" style:text-underline-color="font-color" fo:font-weight="normal" style:text-underline-mode="continuous" style:text-overline-mode="continuous" style:text-line-through-mode="continuous" fo:background-color="transparent"/>
    </style:style>
    <style:style style:name="Heading_20_3" style:display-name="Heading 3" style:family="paragraph" style:next-style-name="Text_20_body" style:class="text">
      <style:paragraph-properties fo:margin-left="0.152cm" fo:margin-right="0.152cm" fo:margin-top="0.423cm" fo:margin-bottom="0.499cm"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solid" style:font-name="Albany" fo:font-size="14pt" fo:language="en" fo:country="US" style:text-underline-style="solid" style:text-underline-width="auto" style:text-underline-color="font-color" fo:font-weight="bold" style:text-underline-mode="continuous" style:text-overline-mode="continuous" style:text-line-through-mode="continuous" fo:background-color="transparent"/>
    </style:style>
    <style:style style:name="Footer" style:family="paragraph" style:class="extra">
      <style:paragraph-properties fo:margin-left="0.152cm" fo:margin-right="0.152cm" fo:margin-top="0.152cm" fo:margin-bottom="0.152cm" fo:line-height="100%" fo:text-align="start" style:justify-single-word="false" fo:text-indent="0cm" style:auto-text-indent="false" fo:background-color="transparent" style:writing-mode="lr-tb">
        <style:tab-stops>
          <style:tab-stop style:position="8.498cm" style:type="center"/>
          <style:tab-stop style:position="16.999cm" style:type="right"/>
        </style:tab-stops>
        <style:background-image/>
      </style:paragraph-properties>
      <style:text-properties fo:font-variant="normal" fo:text-transform="none" fo:color="#000000" style:text-line-through-style="solid" style:font-name="Verdana" fo:font-size="10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Header" style:family="paragraph" style:class="extra">
      <style:paragraph-properties fo:margin-left="0.152cm" fo:margin-right="0.152cm" fo:margin-top="0.152cm" fo:margin-bottom="0.152cm" fo:line-height="100%" fo:text-align="start" style:justify-single-word="false" fo:text-indent="0cm" style:auto-text-indent="false" fo:background-color="transparent" style:writing-mode="lr-tb">
        <style:tab-stops>
          <style:tab-stop style:position="8.498cm" style:type="center"/>
          <style:tab-stop style:position="16.999cm" style:type="right"/>
        </style:tab-stops>
        <style:background-image/>
      </style:paragraph-properties>
      <style:text-properties fo:font-variant="normal" fo:text-transform="none" fo:color="#000000" style:text-line-through-style="solid" style:font-name="Verdana" fo:font-size="10pt" fo:language="en" fo:country="US" style:text-underline-style="solid" style:text-underline-width="auto" style:text-underline-color="font-color" fo:font-weight="normal" style:text-underline-mode="continuous" style:text-overline-mode="continuous" style:text-line-through-mode="continuous" fo:background-color="transparent"/>
    </style:style>
    <style:style style:name="Index" style:family="paragraph" style:parent-style-name="Standard" style:class="index">
      <style:paragraph-properties text:number-lines="false" text:line-number="0"/>
      <style:text-properties fo:font-size="12pt"/>
    </style:style>
    <style:style style:name="Numbering_20_Symbols" style:display-name="Numbering Symbols" style:family="text"/>
    <style:style style:name="Bullet_20_Symbols" style:display-name="Bullet Symbols" style:family="text">
      <style:text-properties style:font-name="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Standard2" style:page-layout-name="Mpm3"/>
    <style:master-page style:name="Standard3"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meta:initial-creator>Unbekannt</meta:initial-creator>
    <meta:editing-cycles>237</meta:editing-cycles>
    <dc:date>2011-02-25T20:12:30</dc:date>
    <meta:creation-date>2008-08-13T14:16:37</meta:creation-date>
    <dc:creator>Tamino Dauth</dc:creator>
    <meta:editing-duration>PT08H49M49S</meta:editing-duration>
    <meta:document-statistic meta:table-count="0" meta:image-count="0" meta:object-count="0" meta:page-count="8" meta:paragraph-count="246" meta:word-count="3236" meta:character-count="20486"/>
  </office:meta>
</office:document-meta>
</file>